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A800000141145D463A.jpg"/>
  <manifest:file-entry manifest:media-type="image/jpeg" manifest:full-path="Pictures/10000000000003A8000001416BFAE9C4.jpg"/>
  <manifest:file-entry manifest:media-type="image/png" manifest:full-path="Pictures/10000000000000200000002000309F1C.png"/>
  <manifest:file-entry manifest:media-type="image/jpeg" manifest:full-path="Pictures/1000000000000200000002002DAA1ED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" style:family="graphic">
      <style:graphic-properties style:protect="size"/>
    </style:style>
    <style:style style:name="pr1" style:family="presentation" style:parent-style-name="Title1-subtitle" style:list-style-name="L4">
      <style:graphic-properties draw:stroke="none" draw:fill="none" draw:fill-color="#ffffff" draw:textarea-horizontal-align="justify" draw:textarea-vertical-align="top" draw:auto-grow-height="true" draw:auto-grow-width="false" fo:min-height="1.745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2.369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Title1-notes">
      <style:graphic-properties draw:stroke="none" draw:fill="none" draw:fill-color="#ffffff" draw:auto-grow-height="true" fo:min-height="11.997cm" draw:shadow="hidden"/>
    </style:style>
    <style:style style:name="pr4" style:family="presentation" style:parent-style-name="Default-outline1">
      <style:graphic-properties draw:fill-color="#ffffff" draw:auto-grow-height="true" fo:min-height="13.201cm"/>
    </style:style>
    <style:style style:name="pr5" style:family="presentation" style:parent-style-name="Default-title">
      <style:graphic-properties draw:auto-grow-height="true" fo:min-height="2.868cm"/>
    </style:style>
    <style:style style:name="pr6" style:family="presentation" style:parent-style-name="Default-notes">
      <style:graphic-properties draw:stroke="none" draw:fill="none" draw:fill-color="#ffffff" draw:auto-grow-height="true" fo:min-height="12.002cm" draw:shadow="hidden"/>
    </style:style>
    <style:style style:name="pr7" style:family="presentation" style:parent-style-name="Default-title">
      <style:graphic-properties fo:min-height="2.617cm"/>
    </style:style>
    <style:style style:name="pr8" style:family="presentation" style:parent-style-name="Default-outline1">
      <style:graphic-properties fo:min-height="12.95cm"/>
    </style:style>
    <style:style style:name="pr9" style:family="presentation" style:parent-style-name="Default-notes">
      <style:graphic-properties draw:fill-color="#ffffff" fo:min-height="11.74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text:enable-numbering="false" fo:margin-left="1.27cm" fo:margin-right="0cm" fo:margin-top="0.114cm" fo:margin-bottom="0.229cm" fo:line-height="95%" fo:text-indent="0cm" style:punctuation-wrap="hanging" style:line-break="strict" style:writing-mode="lr-tb"/>
      <style:text-properties fo:font-family="FreeMono" style:font-family-generic="modern" style:font-pitch="fixed" fo:font-size="24pt" style:font-size-asian="24pt" style:font-size-complex="24pt"/>
    </style:style>
    <style:style style:name="P3" style:family="paragraph">
      <style:paragraph-properties fo:margin-left="0cm" fo:margin-right="0cm" fo:margin-top="0.335cm" fo:margin-bottom="0cm" fo:line-height="90%" fo:text-align="center" fo:text-indent="0cm" style:punctuation-wrap="hanging" style:line-break="strict" style:writing-mode="lr-tb"/>
    </style:style>
    <style:style style:name="P4" style:family="paragraph">
      <style:paragraph-properties text:enable-numbering="false" fo:margin-left="0cm" fo:margin-right="0cm" fo:margin-top="0.335cm" fo:margin-bottom="0cm" fo:line-height="90%" fo:text-align="center" fo:text-indent="0cm" style:punctuation-wrap="hanging" style:line-break="strict" style:writing-mode="lr-tb"/>
      <style:text-properties fo:color="#ffffff" fo:font-family="'DejaVu Sans'" style:font-family-generic="swiss" style:font-pitch="variable" fo:font-size="40pt" fo:text-shadow="1pt 1pt" fo:font-weight="bold" style:font-size-asian="40pt" style:font-weight-asian="bold" style:font-size-complex="40pt" style:font-weight-complex="bold"/>
    </style:style>
    <style:style style:name="P5" style:family="paragraph">
      <style:paragraph-properties style:writing-mode="lr-tb"/>
    </style:style>
    <style:style style:name="P6" style:family="paragraph">
      <style:paragraph-properties fo:margin-top="0cm" fo:margin-bottom="0cm" fo:line-height="120%"/>
    </style:style>
    <style:style style:name="P7" style:family="paragraph">
      <style:paragraph-properties text:enable-numbering="true" fo:margin-left="0cm" fo:margin-right="0cm" fo:margin-top="0cm" fo:margin-bottom="0cm" fo:line-height="120%" fo:text-indent="0cm"/>
      <style:text-properties fo:font-size="24pt" style:font-size-asian="24pt" style:font-size-complex="24pt"/>
    </style:style>
    <style:style style:name="P8" style:family="paragraph">
      <style:paragraph-properties fo:margin-left="0cm" fo:margin-right="0cm" fo:line-height="69%" fo:text-indent="0cm" style:punctuation-wrap="hanging" style:line-break="strict" style:writing-mode="lr-tb"/>
    </style:style>
    <style:style style:name="P9" style:family="paragraph">
      <style:paragraph-properties fo:margin-left="0cm" fo:margin-right="0cm" fo:text-indent="0cm"/>
      <style:text-properties fo:font-size="12pt"/>
    </style:style>
    <style:style style:name="P10" style:family="paragraph">
      <style:paragraph-properties fo:line-height="100%"/>
    </style:style>
    <style:style style:name="P11" style:family="paragraph">
      <style:paragraph-properties fo:margin-left="0cm" fo:margin-right="0cm" fo:line-height="150%" fo:text-align="start" fo:text-indent="0cm"/>
    </style:style>
    <style:style style:name="P12" style:family="paragraph">
      <style:paragraph-properties fo:line-height="120%"/>
    </style:style>
    <style:style style:name="P13" style:family="paragraph">
      <style:paragraph-properties fo:margin-left="0cm" fo:margin-right="0cm" fo:margin-top="0.203cm" fo:margin-bottom="0.203cm" fo:line-height="150%" fo:text-align="start" fo:text-indent="0cm"/>
    </style:style>
    <style:style style:name="P14" style:family="paragraph">
      <style:text-properties fo:font-size="22pt" style:font-size-asian="22pt" style:font-size-complex="22pt"/>
    </style:style>
    <style:style style:name="P15" style:family="paragraph">
      <style:paragraph-properties fo:margin-left="0cm" fo:margin-right="0cm" fo:margin-top="0.203cm" fo:margin-bottom="0.203cm" fo:line-height="87%" fo:text-align="start" fo:text-indent="0cm"/>
    </style:style>
    <style:style style:name="P16" style:family="paragraph">
      <style:paragraph-properties fo:line-height="87%"/>
    </style:style>
    <style:style style:name="P17" style:family="paragraph">
      <style:paragraph-properties fo:margin-left="0cm" fo:margin-right="0cm" fo:text-align="start" fo:text-indent="0cm"/>
    </style:style>
    <style:style style:name="P18" style:family="paragraph">
      <style:paragraph-properties style:text-autospace="ideograph-alpha" style:writing-mode="lr-tb"/>
      <style:text-properties fo:hyphenate="false"/>
    </style:style>
    <style:style style:name="P19" style:family="paragraph">
      <style:text-properties fo:font-family="Courier" style:font-family-generic="modern" style:font-pitch="fixed"/>
    </style:style>
    <style:style style:name="P20" style:family="paragraph">
      <style:text-properties fo:font-size="32pt" style:font-size-asian="32pt" style:font-size-complex="32pt"/>
    </style:style>
    <style:style style:name="P21" style:family="paragraph">
      <style:paragraph-properties fo:margin-left="0.762cm" fo:margin-right="0cm" fo:text-indent="0cm"/>
    </style:style>
    <style:style style:name="P22" style:family="paragraph">
      <style:paragraph-properties fo:margin-left="2.083cm" fo:margin-right="0cm" fo:text-indent="0cm"/>
    </style:style>
    <style:style style:name="P23" style:family="paragraph">
      <style:text-properties fo:font-family="Courier" style:font-family-generic="modern" style:font-pitch="fixed" fo:font-size="22pt" style:font-size-asian="22pt" style:font-size-complex="22pt"/>
    </style:style>
    <style:style style:name="P24" style:family="paragraph">
      <style:paragraph-properties fo:margin-top="0cm" fo:margin-bottom="0cm" fo:line-height="100%"/>
    </style:style>
    <style:style style:name="P25" style:family="paragraph">
      <style:text-properties fo:font-size="20pt" style:font-size-asian="20pt" style:font-size-complex="20pt"/>
    </style:style>
    <style:style style:name="T1" style:family="text">
      <style:text-properties fo:font-family="FreeMono" style:font-family-generic="modern" style:font-pitch="fixed" fo:font-size="24pt" style:font-size-asian="24pt" style:font-size-complex="24pt"/>
    </style:style>
    <style:style style:name="T2" style:family="text">
      <style:text-properties fo:color="#ffffff" fo:font-family="'DejaVu Sans'" style:font-family-generic="swiss" style:font-pitch="variable" fo:font-size="40pt" fo:text-shadow="1pt 1pt" fo:font-weight="bold" style:font-size-asian="40pt" style:font-weight-asian="bold" style:font-size-complex="40pt" style:font-weight-complex="bold"/>
    </style:style>
    <style:style style:name="T3" style:family="text">
      <style:text-properties fo:font-family="'DejaVu Sans'" style:font-family-generic="swiss" style:font-pitch="variable" fo:font-size="22pt" style:font-size-asian="22pt" style:font-size-complex="22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000000" fo:font-family="'DejaVu Sans'" style:font-family-generic="swiss" style:font-pitch="variable" fo:font-size="22pt" fo:font-style="normal" style:font-size-asian="22pt" style:font-size-complex="22pt"/>
    </style:style>
    <style:style style:name="T6" style:family="text">
      <style:text-properties fo:color="#000000" fo:font-family="'DejaVu Sans'" style:font-family-generic="swiss" style:font-pitch="variable" fo:font-size="22pt" style:font-size-asian="22pt" style:font-size-complex="22pt"/>
    </style:style>
    <style:style style:name="T7" style:family="text">
      <style:text-properties fo:color="#000000" fo:font-family="'DejaVu Sans'" style:font-family-generic="swiss" style:font-pitch="variable" fo:font-size="22pt" fo:font-style="normal" style:font-size-asian="20pt" style:font-size-complex="20pt"/>
    </style:style>
    <style:style style:name="T8" style:family="text">
      <style:text-properties fo:color="#000000" fo:font-family="'DejaVu Sans'" style:font-family-generic="swiss" style:font-pitch="variable" fo:font-size="22pt" style:font-size-asian="20pt" style:font-size-complex="20pt"/>
    </style:style>
    <style:style style:name="T9" style:family="text">
      <style:text-properties fo:color="#000000" fo:font-family="'DejaVu Sans'" style:font-family-generic="swiss" style:font-pitch="variable" fo:font-size="22pt" fo:font-style="normal" fo:font-weight="bold" style:font-size-asian="22pt" style:font-size-complex="22pt"/>
    </style:style>
    <style:style style:name="T10" style:family="text">
      <style:text-properties fo:color="#000000" fo:font-family="'DejaVu Sans'" style:font-family-generic="swiss" style:font-pitch="variable" fo:font-size="22pt" fo:font-weight="normal" style:font-size-asian="22pt" style:font-size-complex="22pt"/>
    </style:style>
    <style:style style:name="T11" style:family="text">
      <style:text-properties fo:color="#000000" fo:font-family="'DejaVu Sans'" style:font-family-generic="swiss" style:font-pitch="variable" fo:font-size="22pt" fo:font-weight="bold" style:font-size-asian="22pt" style:font-size-complex="22pt"/>
    </style:style>
    <style:style style:name="T12" style:family="text">
      <style:text-properties fo:font-family="'DejaVu Sans'" style:font-family-generic="swiss" style:font-pitch="variable" fo:font-size="32pt" style:font-size-asian="32pt" style:font-size-complex="32pt"/>
    </style:style>
    <style:style style:name="T13" style:family="text">
      <style:text-properties fo:color="#000000" fo:font-family="'DejaVu Sans'" style:font-family-generic="swiss" style:font-pitch="variable" fo:font-size="22pt" fo:font-style="normal" fo:font-weight="bold" style:font-size-asian="22pt" style:font-weight-asian="bold" style:font-size-complex="22pt" style:font-weight-complex="bold"/>
    </style:style>
    <style:style style:name="T14" style:family="text">
      <style:text-properties fo:color="#000000" fo:font-family="'DejaVu Sans'" style:font-family-generic="swiss" style:font-pitch="variable" fo:font-size="22pt" fo:font-style="normal" fo:font-weight="normal" style:font-size-asian="22pt" style:font-weight-asian="normal" style:font-size-complex="22pt" style:font-weight-complex="normal"/>
    </style:style>
    <style:style style:name="T15" style:family="text">
      <style:text-properties fo:color="#000000" fo:font-family="'DejaVu Sans'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16" style:family="text">
      <style:text-properties fo:color="#000000" fo:font-family="'DejaVu Sans'" style:font-family-generic="swiss" style:font-pitch="variable" fo:font-size="22pt" fo:font-style="italic" style:font-size-asian="22pt" style:font-style-asian="italic" style:font-size-complex="22pt" style:font-style-complex="italic"/>
    </style:style>
    <style:style style:name="T17" style:family="text">
      <style:text-properties fo:color="#000000" fo:font-family="'DejaVu Sans'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18" style:family="text">
      <style:text-properties fo:font-family="'DejaVu Sans'" style:font-family-generic="swiss" style:font-pitch="variable" fo:font-size="40pt" style:font-size-asian="40pt" style:font-size-complex="40pt"/>
    </style:style>
    <style:style style:name="T19" style:family="text">
      <style:text-properties fo:color="#000000" fo:font-family="'DejaVu Sans'" style:font-family-generic="swiss" style:font-pitch="variable" fo:font-size="22pt" fo:font-style="normal" fo:font-weight="normal" style:font-size-asian="22pt" style:font-size-complex="22pt"/>
    </style:style>
    <style:style style:name="T20" style:family="text">
      <style:text-properties fo:color="#000000" fo:font-family="'DejaVu Sans'" style:font-family-generic="swiss" style:font-pitch="variable" fo:font-size="20pt" fo:font-style="italic" style:font-size-asian="20pt" style:font-style-asian="italic" style:font-size-complex="20pt" style:font-style-complex="italic"/>
    </style:style>
    <style:style style:name="T21" style:family="text">
      <style:text-properties fo:color="#000000" fo:font-family="'DejaVu Sans'" style:font-family-generic="swiss" style:font-pitch="variable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2" style:family="text">
      <style:text-properties fo:font-family="'DejaVu Sans'" style:font-family-generic="swiss" style:font-pitch="variable" fo:font-size="22pt" fo:font-style="normal" style:font-size-asian="22pt" style:font-style-asian="normal" style:font-size-complex="22pt" style:font-style-complex="normal"/>
    </style:style>
    <style:style style:name="T23" style:family="text">
      <style:text-properties fo:font-family="'DejaVu Sans'" style:font-family-generic="swiss" style:font-pitch="variable" fo:font-size="22pt" fo:font-style="normal" fo:font-weight="bold" style:font-size-asian="22pt" style:font-style-asian="normal" style:font-size-complex="22pt" style:font-style-complex="normal"/>
    </style:style>
    <style:style style:name="T24" style:family="text">
      <style:text-properties fo:font-family="'DejaVu Sans'" style:font-family-generic="swiss" style:font-pitch="variable" fo:font-size="22pt" fo:font-style="normal" fo:font-weight="normal" style:font-size-asian="22pt" style:font-style-asian="normal" style:font-size-complex="22pt" style:font-style-complex="normal"/>
    </style:style>
    <style:style style:name="T25" style:family="text">
      <style:text-properties fo:font-family="'DejaVu Sans'" style:font-family-generic="swiss" style:font-pitch="variable" fo:font-size="32pt" style:font-size-asian="26pt" style:font-size-complex="26pt"/>
    </style:style>
    <style:style style:name="T26" style:family="text">
      <style:text-properties fo:color="#000000" fo:font-family="'DejaVu Sans'" style:font-family-generic="swiss" style:font-pitch="variable" fo:font-size="22pt" fo:font-style="normal" fo:font-weight="bold" style:font-size-asian="22pt" style:font-style-asian="normal" style:font-weight-asian="normal" style:font-size-complex="22pt" style:font-style-complex="normal" style:font-weight-complex="normal"/>
    </style:style>
    <style:style style:name="T27" style:family="text">
      <style:text-properties fo:color="#000000" fo:font-family="'DejaVu Sans'" style:font-family-generic="swiss" style:font-pitch="variable" fo:font-size="24pt" fo:font-style="normal" style:font-size-asian="24pt" style:font-size-complex="24pt"/>
    </style:style>
    <style:style style:name="T28" style:family="text">
      <style:text-properties fo:color="#000000" fo:font-family="'DejaVu Sans'" style:font-family-generic="swiss" style:font-pitch="variable" fo:font-size="20pt" fo:font-style="italic" style:font-size-asian="20pt" style:font-size-complex="20pt"/>
    </style:style>
    <style:style style:name="T29" style:family="text">
      <style:text-properties fo:color="#000000" fo:font-family="'DejaVu Sans'" style:font-family-generic="swiss" style:font-pitch="variable" fo:font-size="20pt" fo:font-style="normal" style:font-size-asian="20pt" style:font-size-complex="20pt"/>
    </style:style>
    <style:style style:name="T30" style:family="text">
      <style:text-properties fo:color="#000000" fo:font-family="'DejaVu Sans'" style:font-family-generic="swiss" style:font-pitch="variable" fo:font-size="20pt" fo:font-style="normal" fo:font-weight="bold" style:font-size-asian="20pt" style:font-weight-asian="bold" style:font-size-complex="20pt" style:font-weight-complex="bold"/>
    </style:style>
    <style:style style:name="T31" style:family="text">
      <style:text-properties fo:color="#000000" fo:font-family="'DejaVu Sans'" style:font-family-generic="swiss" style:font-pitch="variable" fo:font-size="20pt" fo:font-style="normal" fo:font-weight="bold" style:font-size-asian="20pt" style:font-size-complex="20pt"/>
    </style:style>
    <style:style style:name="T32" style:family="text">
      <style:text-properties fo:color="#000000" fo:font-family="'DejaVu Sans'" style:font-family-generic="swiss" style:font-pitch="variable" fo:font-size="18pt" fo:font-style="italic" style:font-size-asian="18pt" style:font-style-asian="italic" style:font-size-complex="18pt" style:font-style-complex="italic"/>
    </style:style>
    <style:style style:name="T33" style:family="text">
      <style:text-properties fo:color="#000000" fo:font-family="'DejaVu Sans'" style:font-family-generic="swiss" style:font-pitch="variable" fo:font-size="18pt" fo:font-style="italic" style:font-size-asian="18pt" style:font-style-asian="italic" style:font-size-complex="18pt" style:font-style-complex="italic"/>
    </style:style>
    <style:style style:name="T34" style:family="text">
      <style:text-properties fo:color="#000000" fo:font-family="'DejaVu Sans'" style:font-family-generic="swiss" style:font-pitch="variable" fo:font-size="22pt" fo:font-style="normal" style:font-size-asian="22pt" style:font-style-asian="normal" style:font-weight-asian="normal" style:font-size-complex="22pt" style:font-style-complex="normal" style:font-weight-complex="normal"/>
    </style:style>
    <style:style style:name="T35" style:family="text">
      <style:text-properties fo:font-family="'DejaVu Sans'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36" style:family="text">
      <style:text-properties fo:font-family="'DejaVu Sans'" style:font-family-generic="swiss" style:font-pitch="variable" fo:font-size="22pt" fo:font-weight="normal" style:font-size-asian="22pt" style:font-size-complex="22pt"/>
    </style:style>
    <style:style style:name="T37" style:family="text">
      <style:text-properties fo:font-family="'DejaVu Sans'" style:font-family-generic="swiss" style:font-pitch="variable" fo:font-size="22pt" fo:font-weight="bold" style:font-size-asian="22pt" style:font-size-complex="22pt"/>
    </style:style>
    <style:style style:name="T38" style:family="text">
      <style:text-properties fo:font-family="'DejaVu Sans'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39" style:family="text">
      <style:text-properties fo:color="#000000" fo:font-family="Courier" style:font-family-generic="modern" style:font-pitch="fixed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40" style:family="text">
      <style:text-properties fo:color="#000000" fo:font-family="Courier" style:font-family-generic="modern" style:font-pitch="fixed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41" style:family="text">
      <style:text-properties fo:font-family="Courier" style:font-family-generic="modern" style:font-pitch="fixed" fo:font-size="22pt" style:font-size-asian="22pt" style:font-size-complex="22pt"/>
    </style:style>
    <style:style style:name="T42" style:family="text">
      <style:text-properties fo:font-family="Courier" style:font-family-generic="modern" style:font-pitch="fixed" fo:font-size="22pt" fo:font-weight="bold" style:font-size-asian="22pt" style:font-weight-asian="bold" style:font-size-complex="22pt" style:font-weight-complex="bold"/>
    </style:style>
    <style:style style:name="T43" style:family="text">
      <style:text-properties fo:font-family="Courier" style:font-family-generic="modern" style:font-pitch="fixed" fo:font-size="22pt" fo:letter-spacing="normal" fo:language="en" fo:country="GB" fo:font-weight="bold" style:text-underline-mode="continuous" style:text-overline-mode="continuous" style:text-line-through-mode="continuous" style:letter-kerning="false" style:font-size-asian="22pt" style:language-asian="zxx" style:country-asian="none" style:font-weight-asian="bold" style:font-size-complex="22pt" style:language-complex="zxx" style:country-complex="none" style:font-weight-complex="bold" style:text-scale="100%" style:text-overline-style="none" style:text-overline-color="font-color"/>
    </style:style>
    <style:style style:name="T44" style:family="text">
      <style:text-properties fo:color="#000000" fo:font-family="Courier" style:font-family-generic="modern" style:font-pitch="fixed" fo:font-size="22pt" fo:font-style="normal" fo:font-weight="bold" style:font-size-asian="22pt" style:font-style-asian="normal" style:font-size-complex="22pt" style:font-style-complex="normal"/>
    </style:style>
    <style:style style:name="T45" style:family="text">
      <style:text-properties fo:color="#000000" fo:font-family="Courier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T46" style:family="text">
      <style:text-properties fo:color="#000000" fo:font-family="Courier" style:font-family-generic="modern" style:font-pitch="fixed" fo:font-size="22pt" fo:font-weight="bold" style:font-size-asian="22pt" style:font-size-complex="22pt"/>
    </style:style>
    <style:style style:name="T47" style:family="text">
      <style:text-properties fo:color="#000000" fo:font-family="Courier" style:font-family-generic="modern" style:font-pitch="fixed" fo:font-size="22pt" fo:font-weight="bold" style:font-size-asian="22pt" style:font-weight-asian="bold" style:font-size-complex="22pt" style:font-weight-complex="bold"/>
    </style:style>
    <style:style style:name="T48" style:family="text">
      <style:text-properties fo:color="#000000" fo:font-family="Courier" style:font-family-generic="modern" style:font-pitch="fixed" fo:font-size="22pt" fo:font-style="normal" fo:font-weight="normal" style:font-size-asian="22pt" style:font-style-asian="normal" style:font-weight-asian="bold" style:font-size-complex="22pt" style:font-style-complex="normal" style:font-weight-complex="bold"/>
    </style:style>
    <style:style style:name="T49" style:family="text">
      <style:text-properties fo:color="#000000" fo:font-family="Courier" style:font-family-generic="modern" style:font-pitch="fixed" fo:font-size="22pt" fo:font-weight="normal" style:font-size-asian="22pt" style:font-size-complex="22pt"/>
    </style:style>
    <style:style style:name="T50" style:family="text">
      <style:text-properties fo:color="#000000" fo:font-family="Courier" style:font-family-generic="modern" style:font-pitch="fixed" fo:font-size="22pt" fo:font-style="italic" fo:font-weight="normal" style:font-size-asian="22pt" style:font-style-asian="italic" style:font-size-complex="22pt" style:font-style-complex="italic"/>
    </style:style>
    <style:style style:name="T51" style:family="text">
      <style:text-properties fo:color="#000000" fo:font-family="'DejaVu Sans'" style:font-family-generic="swiss" style:font-pitch="variable" fo:font-size="22pt" fo:font-style="italic" fo:font-weight="normal" style:font-size-asian="22pt" style:font-style-asian="italic" style:font-size-complex="22pt" style:font-style-complex="italic"/>
    </style:style>
    <style:style style:name="T52" style:family="text">
      <style:text-properties fo:color="#000000" fo:font-family="Courier" style:font-family-generic="modern" style:font-pitch="fixed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53" style:family="text">
      <style:text-properties fo:color="#000000" fo:font-family="Courier" style:font-family-generic="modern" style:font-pitch="fixed" fo:font-size="20pt" fo:font-style="normal" fo:font-weight="normal" style:font-size-asian="20pt" style:font-style-asian="normal" style:font-weight-asian="bold" style:font-size-complex="20pt" style:font-style-complex="normal" style:font-weight-complex="bold"/>
    </style:style>
    <style:style style:name="T54" style:family="text">
      <style:text-properties fo:color="#000000" fo:font-family="Courier" style:font-family-generic="modern" style:font-pitch="fixed" fo:font-size="20pt" fo:font-weight="normal" style:font-size-asian="20pt" style:font-size-complex="20pt"/>
    </style:style>
    <style:style style:name="T55" style:family="text">
      <style:text-properties fo:color="#000000" fo:font-family="Courier" style:font-family-generic="modern" style:font-pitch="fixed" fo:font-size="20pt" fo:font-weight="bold" style:font-size-asian="20pt" style:font-size-complex="20pt"/>
    </style:style>
    <text:list-style style:name="L1">
      <text:list-level-style-bullet text:level="1" text:bullet-char="">
        <style:list-level-properties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Century Gothic'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min-label-width="0.93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1.27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2.4cm" svg:height="2.005cm" svg:x="5.08cm" svg:y="13.705cm" presentation:class="subtitle" presentation:user-transformed="true">
          <draw:text-box>
            <text:p text:style-name="P1"><text:span text:style-name="T1"><text:a xlink:href="http://www.instigatedesign.com/">www.instigatedesign.com</text:a></text:span></text:p>
          </draw:text-box>
        </draw:frame>
        <draw:frame presentation:style-name="pr2" draw:text-style-name="P4" draw:layer="layout" svg:width="27.2cm" svg:height="3.382cm" svg:x="2.54cm" svg:y="7.531cm" presentation:class="title" presentation:user-transformed="true">
          <draw:text-box>
            <text:p text:style-name="P3"><text:span text:style-name="T2">BASH and Command Line Utilities</text:span></text:p>
          </draw:text-box>
        </draw:frame>
        <presentation:notes draw:style-name="dp2">
          <draw:custom-shape draw:style-name="gr1" draw:text-style-name="P5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" draw:layer="layout" svg:width="16.232cm" svg:height="11.997cm" svg:x="2.033cm" svg:y="12.668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30cm" svg:height="14.969cm" svg:x="1cm" svg:y="4cm" presentation:class="outline" presentation:user-transformed="true">
          <draw:text-box>
            <text:list text:style-name="L3">
              <text:list-item>
                <text:p text:style-name="P6"><text:span text:style-name="T3">What is Bash?</text:span></text:p>
              </text:list-item>
              <text:list-item>
                <text:p text:style-name="P6"><text:span text:style-name="T3">Useful links</text:span></text:p>
              </text:list-item>
              <text:list-item>
                <text:p text:style-name="P6"><text:span text:style-name="T3">Basic Bash and Linux commands</text:span></text:p>
              </text:list-item>
              <text:list-item>
                <text:p text:style-name="P6"><text:span text:style-name="T3">Meta Characters</text:span></text:p>
              </text:list-item>
              <text:list-item>
                <text:p text:style-name="P6"><text:span text:style-name="T3">Bash's configuration files</text:span></text:p>
              </text:list-item>
              <text:list-item>
                <text:p text:style-name="P6"><text:span text:style-name="T3">Bash history</text:span></text:p>
              </text:list-item>
              <text:list-item>
                <text:p text:style-name="P6"><text:span text:style-name="T3">Variables</text:span></text:p>
              </text:list-item>
              <text:list-item>
                <text:p text:style-name="P6"><text:span text:style-name="T3">Arrays</text:span></text:p>
              </text:list-item>
              <text:list-item>
                <text:p text:style-name="P6"><text:span text:style-name="T3">Conditional statement</text:span></text:p>
              </text:list-item>
              <text:list-item>
                <text:p text:style-name="P6"><text:span text:style-name="T3">Loops</text:span></text:p>
              </text:list-item>
              <text:list-item>
                <text:p text:style-name="P6"><text:span text:style-name="T3">Functions</text:span></text:p>
              </text:list-item>
              <text:list-item>
                <text:p text:style-name="P6"><text:span text:style-name="T3">Arithmetic Operations</text:span></text:p>
              </text:list-item>
              <text:list-item>
                <text:p text:style-name="P6"><text:span text:style-name="T3">Processes </text:span></text:p>
              </text:list-item>
              <text:list-item>
                <text:p text:style-name="P6"><text:span text:style-name="T3">Scripting</text:span></text:p>
              </text:list-item>
            </text:list>
          </draw:text-box>
        </draw:frame>
        <draw:frame presentation:style-name="pr5" draw:text-style-name="P1" draw:layer="layout" svg:width="28.749cm" svg:height="2.868cm" svg:x="1.599cm" svg:y="0.799cm" presentation:class="title" presentation:user-transformed="true">
          <draw:text-box>
            <text:p text:style-name="P8">Agenda</text:p>
          </draw:text-box>
        </draw:frame>
        <presentation:notes draw:style-name="dp3">
          <draw:custom-shape draw:style-name="gr1" draw:text-style-name="P5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9" draw:layer="layout" svg:width="16.232cm" svg:height="12.002cm" svg:x="2.033cm" svg:y="12.668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8"><text:span text:style-name="T4">Useful links</text:span></text:p>
          </draw:text-box>
        </draw:frame>
        <draw:frame presentation:style-name="pr8" draw:layer="layout" svg:width="30cm" svg:height="12.95cm" svg:x="1cm" svg:y="4cm" presentation:class="outline">
          <draw:text-box>
            <text:list text:style-name="L3">
              <text:list-item>
                <text:p text:style-name="P10"><text:span text:style-name="T3"><text:a xlink:href="http://tille.xalasys.com/training/bash/">http://tille.xalasys.com/training/bash/</text:a></text:span><text:span text:style-name="T3"> <text:s/>- bash guide for beginners</text:span></text:p>
              </text:list-item>
              <text:list-item>
                <text:p text:style-name="P10"><text:span text:style-name="T3"><text:a xlink:href="http://www.hypexr.org/bash_tutorial.php">http://www.hypexr.org/bash_tutorial.php</text:a></text:span><text:span text:style-name="T3"> - bash quick reference</text:span></text:p>
              </text:list-item>
              <text:list-item>
                <text:p text:style-name="P10"><text:span text:style-name="T3"><text:a xlink:href="http://www.ss64.com/bash">http://www.ss64.com/bash</text:a></text:span><text:span text:style-name="T3"> - index of Linux bash command line</text:span>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3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8"><text:span text:style-name="T4">What is Bash</text:span></text:p>
          </draw:text-box>
        </draw:frame>
        <draw:frame presentation:style-name="pr8" draw:layer="layout" svg:width="30cm" svg:height="12.95cm" svg:x="1cm" svg:y="4cm" presentation:class="outline">
          <draw:text-box>
            <text:list text:style-name="L3">
              <text:list-item>
                <text:p text:style-name="P10"><text:span text:style-name="T5">BASH (Gnu Bourne-Again Shell) provides a command line interface for working on Linux system. </text:span>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4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8"><text:span text:style-name="T4">Bash commands and utilities</text:span></text:p>
          </draw:text-box>
        </draw:frame>
        <draw:frame presentation:style-name="pr8" draw:layer="layout" svg:width="30cm" svg:height="12.95cm" svg:x="1cm" svg:y="4cm" presentation:class="outline">
          <draw:text-box>
            <text:list text:style-name="L3">
              <text:list-item>
                <text:p><text:span text:style-name="T5">login</text:span></text:p>
              </text:list-item>
              <text:list-item>
                <text:p><text:span text:style-name="T6">exit</text:span></text:p>
              </text:list-item>
              <text:list-item>
                <text:p><text:span text:style-name="T6">chsh</text:span></text:p>
              </text:list-item>
              <text:list-item>
                <text:p><text:span text:style-name="T6">popd/pushd</text:span></text:p>
              </text:list-item>
              <text:list-item>
                <text:p><text:span text:style-name="T6">alias/unalias</text:span></text:p>
              </text:list-item>
              <text:list-item>
                <text:p><text:span text:style-name="T6">Dirs</text:span></text:p>
              </text:list-item>
              <text:list-item>
                <text:p><text:span text:style-name="T6">History</text:span></text:p>
              </text:list-item>
              <text:list-item>
                <text:p><text:span text:style-name="T6">ps</text:span>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5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8"><text:span text:style-name="T4">Bash commands and utilities</text:span></text:p>
          </draw:text-box>
        </draw:frame>
        <draw:frame presentation:style-name="pr8" draw:layer="layout" svg:width="30cm" svg:height="12.95cm" svg:x="1cm" svg:y="4cm" presentation:class="outline">
          <draw:text-box>
            <text:list text:style-name="L3">
              <text:list-item>
                <text:p text:style-name="P10"><text:span text:style-name="T7">kill</text:span></text:p>
              </text:list-item>
              <text:list-item>
                <text:p text:style-name="P10"><text:span text:style-name="T8">wait</text:span></text:p>
              </text:list-item>
              <text:list-item>
                <text:p text:style-name="P10"><text:span text:style-name="T8">sleep</text:span></text:p>
              </text:list-item>
              <text:list-item>
                <text:p text:style-name="P10"><text:span text:style-name="T8">shift</text:span></text:p>
              </text:list-item>
              <text:list-item>
                <text:p text:style-name="P10"><text:span text:style-name="T8">echo</text:span></text:p>
              </text:list-item>
              <text:list-item>
                <text:p text:style-name="P10"><text:span text:style-name="T8">return</text:span></text:p>
              </text:list-item>
              <text:list-item>
                <text:p text:style-name="P10"><text:span text:style-name="T8">declare</text:span></text:p>
              </text:list-item>
              <text:list-item>
                <text:p text:style-name="P10"><text:span text:style-name="T8">local</text:span>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6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8"><text:span text:style-name="T4">Bash commands and utilities</text:span></text:p>
          </draw:text-box>
        </draw:frame>
        <draw:frame presentation:style-name="pr8" draw:layer="layout" svg:width="30cm" svg:height="12.95cm" svg:x="1cm" svg:y="4cm" presentation:class="outline">
          <draw:text-box>
            <text:list text:style-name="L3">
              <text:list-item>
                <text:p text:style-name="P10"><text:span text:style-name="T5">Export</text:span></text:p>
              </text:list-item>
              <text:list-item>
                <text:p text:style-name="P10"><text:span text:style-name="T6">Readonly</text:span></text:p>
              </text:list-item>
              <text:list-item>
                <text:p text:style-name="P10"><text:span text:style-name="T6">Tee</text:span></text:p>
              </text:list-item>
              <text:list-item>
                <text:p text:style-name="P10"><text:span text:style-name="T6">Jobs</text:span></text:p>
              </text:list-item>
              <text:list-item>
                <text:p text:style-name="P10"><text:span text:style-name="T6">Select</text:span></text:p>
              </text:list-item>
              <text:list-item>
                <text:p text:style-name="P10"><text:span text:style-name="T6">set/unset</text:span></text:p>
              </text:list-item>
              <text:list-item>
                <text:p text:style-name="P10"><text:span text:style-name="T6">source</text:span>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7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8"><text:span text:style-name="T4">Linux commands</text:span></text:p>
          </draw:text-box>
        </draw:frame>
        <draw:frame presentation:style-name="pr8" draw:layer="layout" svg:width="30cm" svg:height="12.95cm" svg:x="1cm" svg:y="4cm" presentation:class="outline">
          <draw:text-box>
            <text:list text:style-name="L3">
              <text:list-item>
                <text:p><text:span text:style-name="T5">help: </text:span><text:span text:style-name="T9">man</text:span><text:span text:style-name="T5"> (see also links), </text:span><text:span text:style-name="T9">info</text:span></text:p>
              </text:list-item>
              <text:list-item>
                <text:p><text:span text:style-name="T10">browsing</text:span><text:span text:style-name="T6">: </text:span><text:span text:style-name="T11">ls</text:span><text:span text:style-name="T6">, </text:span><text:span text:style-name="T11">df</text:span><text:span text:style-name="T6">, </text:span><text:span text:style-name="T11">du</text:span></text:p>
              </text:list-item>
              <text:list-item>
                <text:p><text:span text:style-name="T10">filesystem</text:span><text:span text:style-name="T6">: </text:span><text:span text:style-name="T11">mount</text:span></text:p>
              </text:list-item>
              <text:list-item>
                <text:p><text:span text:style-name="T10">file manipulation</text:span><text:span text:style-name="T6">: </text:span><text:span text:style-name="T11">ls</text:span><text:span text:style-name="T6">, </text:span><text:span text:style-name="T11">cp</text:span><text:span text:style-name="T6">, </text:span><text:span text:style-name="T11">mv</text:span><text:span text:style-name="T6">, </text:span><text:span text:style-name="T11">mkdir</text:span><text:span text:style-name="T6">, </text:span><text:span text:style-name="T11">rmdir</text:span><text:span text:style-name="T6">, </text:span><text:span text:style-name="T11">touch, ln, rm</text:span></text:p>
              </text:list-item>
              <text:list-item>
                <text:p><text:span text:style-name="T10">process management</text:span><text:span text:style-name="T6">: </text:span><text:span text:style-name="T11">ps</text:span><text:span text:style-name="T6">, </text:span><text:span text:style-name="T11">kill</text:span><text:span text:style-name="T6">, </text:span><text:span text:style-name="T11">top</text:span><text:span text:style-name="T6">, </text:span><text:span text:style-name="T11">pstree</text:span><text:span text:style-name="T6">, </text:span><text:span text:style-name="T11">runlevel</text:span></text:p>
              </text:list-item>
              <text:list-item>
                <text:p><text:span text:style-name="T10">search</text:span><text:span text:style-name="T6">: </text:span><text:span text:style-name="T11">which</text:span><text:span text:style-name="T6">, </text:span><text:span text:style-name="T11">find</text:span><text:span text:style-name="T6">, </text:span><text:span text:style-name="T11">grep</text:span></text:p>
              </text:list-item>
              <text:list-item>
                <text:p><text:span text:style-name="T10">view/editing</text:span><text:span text:style-name="T6">: </text:span><text:span text:style-name="T11">vim</text:span><text:span text:style-name="T6">, </text:span><text:span text:style-name="T11">sed</text:span><text:span text:style-name="T6">, </text:span><text:span text:style-name="T11">diff</text:span><text:span text:style-name="T6">, </text:span><text:span text:style-name="T11">cat</text:span><text:span text:style-name="T6">, </text:span><text:span text:style-name="T11">more</text:span><text:span text:style-name="T6">, </text:span><text:span text:style-name="T11">wc</text:span>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8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1"><text:span text:style-name="T12">Utility <text:s/>sed</text:span></text:p>
          </draw:text-box>
        </draw:frame>
        <draw:frame presentation:style-name="pr8" draw:layer="layout" svg:width="30cm" svg:height="12.95cm" svg:x="1cm" svg:y="4cm" presentation:class="outline">
          <draw:text-box>
            <text:list text:style-name="L3">
              <text:list-item>
                <text:p><text:span text:style-name="T5">[lines range]/p</text:span></text:p>
              </text:list-item>
              <text:list-item>
                <text:p><text:span text:style-name="T6">[lines range]/d</text:span></text:p>
              </text:list-item>
              <text:list-item>
                <text:p><text:span text:style-name="T6">s/pattern1/pattern2/</text:span></text:p>
              </text:list-item>
              <text:list-item>
                <text:p><text:span text:style-name="T6">[lines range]/s/pattern1/pattern2/</text:span></text:p>
              </text:list-item>
              <text:list-item>
                <text:p><text:span text:style-name="T6">g</text:span></text:p>
              </text:list-item>
              <text:list-item>
                <text:p><text:span text:style-name="T6">sed -n 1,p</text:span></text:p>
              </text:list-item>
              <text:list-item>
                <text:p><text:span text:style-name="T6">sed 's/^/ <text:s/>/' file1 &gt; file2</text:span></text:p>
              </text:list-item>
              <text:list-item>
                <text:p><text:span text:style-name="T6">sed “s/str1/str2/g” file1 &gt; file2</text:span></text:p>
              </text:list-item>
              <text:list-item>
                <text:p><text:span text:style-name="T6">sed “/str1/d” file1 &gt; file2</text:span>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9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 presentation:user-transformed="true">
          <draw:text-box>
            <text:p text:style-name="P1"><text:span text:style-name="T12">Metacharacters</text:span></text:p>
          </draw:text-box>
        </draw:frame>
        <draw:frame presentation:style-name="pr8" draw:layer="layout" svg:width="30cm" svg:height="12.95cm" svg:x="1cm" svg:y="4cm" presentation:class="outline" presentation:user-transformed="true">
          <draw:text-box>
            <text:list text:style-name="L3">
              <text:list-item>
                <text:p><text:span text:style-name="T13">&gt;</text:span><text:span text:style-name="T14"> </text:span><text:span text:style-name="T13">&gt;&gt;</text:span><text:span text:style-name="T14"> <text:s/></text:span><text:span text:style-name="T13">&lt;</text:span><text:span text:style-name="T14"> </text:span><text:span text:style-name="T13">&lt;&lt;</text:span><text:span text:style-name="T14"> - redirecting symbols</text:span></text:p>
              </text:list-item>
              <text:list-item>
                <text:p><text:span text:style-name="T15">*</text:span><text:span text:style-name="T6"> </text:span><text:span text:style-name="T15">?</text:span><text:span text:style-name="T6"> </text:span><text:span text:style-name="T15">[ ]</text:span><text:span text:style-name="T6"> </text:span><text:span text:style-name="T15">~</text:span><text:span text:style-name="T6"> </text:span><text:span text:style-name="T15">+</text:span><text:span text:style-name="T6"> </text:span><text:span text:style-name="T15">-</text:span><text:span text:style-name="T6"> </text:span><text:span text:style-name="T15">!</text:span><text:span text:style-name="T6"> - filename meta characters</text:span></text:p>
              </text:list-item>
              <text:list-item>
                <text:p><text:span text:style-name="T15">`</text:span><text:span text:style-name="T16">command </text:span><text:span text:style-name="T15">`</text:span><text:span text:style-name="T17"> - command substitution</text:span></text:p>
              </text:list-item>
              <text:list-item>
                <text:p><text:span text:style-name="T15">|</text:span><text:span text:style-name="T10"> - pipe</text:span></text:p>
              </text:list-item>
              <text:list-item>
                <text:p><text:span text:style-name="T15">;</text:span><text:span text:style-name="T10"> - command separator</text:span></text:p>
              </text:list-item>
              <text:list-item>
                <text:p><text:span text:style-name="T15">&amp;&amp;</text:span><text:span text:style-name="T17"> </text:span><text:span text:style-name="T15">||</text:span><text:span text:style-name="T17"> - logical operations</text:span></text:p>
              </text:list-item>
              <text:list-item>
                <text:p><text:span text:style-name="T15">( )</text:span><text:span text:style-name="T6"> - command grouping</text:span></text:p>
              </text:list-item>
              <text:list-item>
                <text:p><text:span text:style-name="T15">&amp;</text:span><text:span text:style-name="T6"> - background execution</text:span></text:p>
              </text:list-item>
              <text:list-item>
                <text:p><text:span text:style-name="T15">#</text:span><text:span text:style-name="T6"> - comment</text:span></text:p>
              </text:list-item>
              <text:list-item>
                <text:p><text:span text:style-name="T15">$</text:span><text:span text:style-name="T6"> - variable substitution</text:span></text:p>
              </text:list-item>
              <text:list-item>
                <text:p><text:span text:style-name="T15">“</text:span><text:span text:style-name="T6"> </text:span><text:span text:style-name="T15">'</text:span><text:span text:style-name="T6"> </text:span><text:span text:style-name="T15">\</text:span><text:span text:style-name="T6"> - used in quoting other characters </text:span>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10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 presentation:user-transformed="true">
          <draw:text-box>
            <text:p text:style-name="P1"><text:span text:style-name="T12">Metacharacters(example)</text:span></text:p>
          </draw:text-box>
        </draw:frame>
        <draw:frame presentation:style-name="pr8" draw:layer="layout" svg:width="30cm" svg:height="12.95cm" svg:x="1cm" svg:y="4cm" presentation:class="outline" presentation:user-transformed="true">
          <draw:text-box>
            <text:list text:style-name="L3">
              <text:list-item>
                <text:p text:style-name="P10"><text:span text:style-name="T5">date &gt; file</text:span></text:p>
              </text:list-item>
            </text:list>
            <text:p text:style-name="P10"><text:span text:style-name="T6">ls &gt;&gt; file </text:span></text:p>
            <text:p text:style-name="P10"><text:span text:style-name="T6">echo 5 * 6 = 30</text:span></text:p>
            <text:p text:style-name="P10"><text:span text:style-name="T6">(ls; date) &gt; file</text:span></text:p>
            <text:p text:style-name="P10"><text:span text:style-name="T6">echo `date`</text:span></text:p>
            <text:p text:style-name="P10"><text:span text:style-name="T6">ps -ae | grep bash</text:span></text:p>
            <text:p text:style-name="P10"><text:span text:style-name="T17">[ -f $file ] &amp;&amp; echo true</text:span></text:p>
            <text:p text:style-name="P10"><text:span text:style-name="T17">[ -f $file ] || echo false</text:span></text:p>
          </draw:text-box>
        </draw:frame>
        <presentation:notes draw:style-name="dp3">
          <draw:page-thumbnail draw:style-name="gr2" draw:layer="layout" svg:width="43.992cm" svg:height="32.994cm" svg:x="-21.996cm" svg:y="-14.478cm" draw:page-number="11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1"><text:span text:style-name="T18">Bash configuration file</text:span></text:p>
          </draw:text-box>
        </draw:frame>
        <draw:frame presentation:style-name="pr8" draw:layer="layout" svg:width="30cm" svg:height="12.95cm" svg:x="1cm" svg:y="4cm" presentation:class="outline">
          <draw:text-box>
            <text:list text:style-name="L3">
              <text:list-item>
                <text:p><text:span text:style-name="T14">“</text:span><text:span text:style-name="T14">.bash_profile” – the commands in it are executed by Bash every time the user logs in to the system.</text:span></text:p>
              </text:list-item>
              <text:list-item>
                <text:p><text:span text:style-name="T19">“</text:span><text:span text:style-name="T19">.bashrc” – the commands in it are executed by Bash every time the user starts a subshell.</text:span></text:p>
              </text:list-item>
              <text:list-item>
                <text:p><text:span text:style-name="T19">“</text:span><text:span text:style-name="T19">bash_logout” –</text:span><text:span text:style-name="T5"> the commands in it are executed by Bash every time a login shell exits.</text:span></text:p>
                <text:list>
                  <text:list-item>
                    <text:p><text:span text:style-name="T20">Note: these files are located in user's home directory.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12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1"><text:span text:style-name="T12">Bash history</text:span></text:p>
          </draw:text-box>
        </draw:frame>
        <draw:frame presentation:style-name="pr8" draw:layer="layout" svg:width="30cm" svg:height="12.95cm" svg:x="1cm" svg:y="4cm" presentation:class="outline" presentation:user-transformed="true">
          <draw:text-box>
            <text:list text:style-name="L3">
              <text:list-item>
                <text:p text:style-name="P11"><text:span text:style-name="T21">Entered commands are saved in '~/.bash_history' file.</text:span></text:p>
              </text:list-item>
              <text:list-item>
                <text:p text:style-name="P11"><text:span text:style-name="T22">Browse recently used commands by 'up/down' arrow.</text:span></text:p>
              </text:list-item>
              <text:list-item>
                <text:p text:style-name="P11"><text:span text:style-name="T22">Search for the entered command by 'Ctrl+R' <text:s/>text.</text:span></text:p>
              </text:list-item>
              <text:list-item>
                <text:p text:style-name="P11"><text:span text:style-name="T22">Get the last word of the previous command by '</text:span><text:span text:style-name="T23">!$</text:span><text:span text:style-name="T24">'.</text:span></text:p>
              </text:list-item>
              <text:list-item>
                <text:p text:style-name="P11"><text:span text:style-name="T22">Change the incorrect typed part of the long command by </text:span><text:span text:style-name="T24">'</text:span><text:span text:style-name="T23">^</text:span><text:span text:style-name="T24">mistake</text:span><text:span text:style-name="T23">^</text:span><text:span text:style-name="T24">correction'.</text:span><text:span text:style-name="T22"> </text:span></text:p>
              </text:list-item>
              <text:list-item>
                <text:p text:style-name="P11"><text:span text:style-name="T22">Execute the command number N by '</text:span><text:span text:style-name="T23">!</text:span><text:span text:style-name="T22">N'.</text:span>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13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1"><text:span text:style-name="T25">Environment variables</text:span></text:p>
          </draw:text-box>
        </draw:frame>
        <draw:frame presentation:style-name="pr8" draw:text-style-name="P12" draw:layer="layout" svg:width="30cm" svg:height="12.95cm" svg:x="1cm" svg:y="4cm" presentation:class="outline" presentation:user-transformed="true">
          <draw:text-box>
            <text:list text:style-name="L3">
              <text:list-item>
                <text:p text:style-name="P12"><text:span text:style-name="T21">Get the list of variables and their values by </text:span><text:span text:style-name="T26">'env'</text:span><text:span text:style-name="T21"> command.</text:span></text:p>
              </text:list-item>
              <text:list-item>
                <text:p text:style-name="P12"><text:span text:style-name="T5">Create variables</text:span></text:p>
                <text:list>
                  <text:list-item>
                    <text:p text:style-name="P12"><text:span text:style-name="T27"><text:s/></text:span><text:span text:style-name="T28">variable</text:span><text:span text:style-name="T29">=“</text:span><text:span text:style-name="T28">value</text:span><text:span text:style-name="T29">”.</text:span><text:span text:style-name="T29"><text:line-break/></text:span><text:span text:style-name="T29"> <text:s/>V</text:span><text:span text:style-name="T28">ariable </text:span><text:span text:style-name="T29">will be available in current shell only.</text:span></text:p>
                  </text:list-item>
                  <text:list-item>
                    <text:p text:style-name="P12"><text:span text:style-name="T29"><text:s/></text:span><text:span text:style-name="T30">local</text:span><text:span text:style-name="T29"> </text:span><text:span text:style-name="T20">variable</text:span><text:span text:style-name="T29">=“</text:span><text:span text:style-name="T28">value</text:span><text:span text:style-name="T29">”.</text:span><text:span text:style-name="T29"><text:line-break/></text:span><text:span text:style-name="T29"> <text:s/>V</text:span><text:span text:style-name="T28">ariable </text:span><text:span text:style-name="T29">will be available in current function only.</text:span></text:p>
                  </text:list-item>
                  <text:list-item>
                    <text:p text:style-name="P12"><text:span text:style-name="T29"><text:s/></text:span><text:span text:style-name="T31">export </text:span><text:span text:style-name="T28">variable</text:span><text:span text:style-name="T29">=“</text:span><text:span text:style-name="T28">value</text:span><text:span text:style-name="T29">”.</text:span><text:span text:style-name="T29"><text:line-break/></text:span><text:span text:style-name="T29"> <text:s/>V</text:span><text:span text:style-name="T28">ariable </text:span><text:span text:style-name="T29">will also be available in subshell.</text:span></text:p>
                    <text:list>
                      <text:list-item>
                        <text:p text:style-name="P12"><text:span text:style-name="T32">Note: putting spaces around the equal sign will cause an error.</text:span></text:p>
                        <text:p><text:span text:style-name="T32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14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>Bash eval</text:p>
          </draw:text-box>
        </draw:frame>
        <draw:frame presentation:style-name="pr8" draw:layer="layout" svg:width="30cm" svg:height="12.95cm" svg:x="1cm" svg:y="4cm" presentation:class="outline">
          <draw:text-box>
            <text:list text:style-name="L3">
              <text:list-item>
                <text:list>
                  <text:list-item>
                    <text:list>
                      <text:list-item>
                        <text:p><text:span text:style-name="T33">1) foo=10 x=foo</text:span></text:p>
                      </text:list-item>
                      <text:list-item>
                        <text:p><text:span text:style-name="T33">2) y='$'$x</text:span></text:p>
                      </text:list-item>
                      <text:list-item>
                        <text:p><text:span text:style-name="T33">3) echo $y</text:span></text:p>
                      </text:list-item>
                      <text:list-item>
                        <text:p><text:span text:style-name="T33">4) $foo</text:span></text:p>
                      </text:list-item>
                      <text:list-item>
                        <text:p><text:span text:style-name="T33">5) eval y='$'$x</text:span></text:p>
                      </text:list-item>
                      <text:list-item>
                        <text:p><text:span text:style-name="T33">6) echo $y</text:span></text:p>
                      </text:list-item>
                      <text:list-item>
                        <text:p><text:span text:style-name="T33">7) 10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15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1"><text:span text:style-name="T25">Reserved variables</text:span></text:p>
          </draw:text-box>
        </draw:frame>
        <draw:frame presentation:style-name="pr8" draw:text-style-name="P12" draw:layer="layout" svg:width="30cm" svg:height="12.95cm" svg:x="1cm" svg:y="4cm" presentation:class="outline" presentation:user-transformed="true">
          <draw:text-box>
            <text:list text:style-name="L3">
              <text:list-item>
                <text:p text:style-name="P12"><text:span text:style-name="T21">Get the list of variables and their values by </text:span><text:span text:style-name="T26">'env'</text:span><text:span text:style-name="T21"> command.</text:span></text:p>
              </text:list-item>
              <text:list-item>
                <text:p text:style-name="P12"><text:span text:style-name="T5">Create variables</text:span></text:p>
                <text:list>
                  <text:list-item>
                    <text:p text:style-name="P12"><text:span text:style-name="T28">variable</text:span><text:span text:style-name="T29">=“</text:span><text:span text:style-name="T28">value</text:span><text:span text:style-name="T29">”.</text:span><text:span text:style-name="T29"><text:line-break/></text:span><text:span text:style-name="T29">V</text:span><text:span text:style-name="T28">ariable </text:span><text:span text:style-name="T29">will be available in current shell only.</text:span></text:p>
                  </text:list-item>
                  <text:list-item>
                    <text:p text:style-name="P12"><text:span text:style-name="T30">local</text:span><text:span text:style-name="T29"> </text:span><text:span text:style-name="T20">variable</text:span><text:span text:style-name="T29">=“</text:span><text:span text:style-name="T28">value</text:span><text:span text:style-name="T29">”.</text:span><text:span text:style-name="T29"><text:line-break/></text:span><text:span text:style-name="T29">V</text:span><text:span text:style-name="T28">ariable </text:span><text:span text:style-name="T29">will be available in current function only.</text:span></text:p>
                  </text:list-item>
                  <text:list-item>
                    <text:p text:style-name="P12"><text:span text:style-name="T31">export </text:span><text:span text:style-name="T28">variable</text:span><text:span text:style-name="T29">=“</text:span><text:span text:style-name="T28">value</text:span><text:span text:style-name="T29">”.</text:span><text:span text:style-name="T29"><text:line-break/></text:span><text:span text:style-name="T29">V</text:span><text:span text:style-name="T28">ariable </text:span><text:span text:style-name="T29">will also be available in subshell.</text:span></text:p>
                    <text:list>
                      <text:list-item>
                        <text:p text:style-name="P12"><text:span text:style-name="T32">Note: putting spaces around the equal sign will cause an error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16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1"><text:span text:style-name="T25">Special variables</text:span></text:p>
          </draw:text-box>
        </draw:frame>
        <draw:frame presentation:style-name="pr8" draw:text-style-name="P14" draw:layer="layout" svg:width="30cm" svg:height="12.95cm" svg:x="1cm" svg:y="4cm" presentation:class="outline" presentation:user-transformed="true">
          <draw:text-box>
            <text:list text:style-name="L3">
              <text:list-item>
                <text:p text:style-name="P13"><text:span text:style-name="T26">$1</text:span><text:span text:style-name="T34">, </text:span><text:span text:style-name="T26">$2 </text:span><text:span text:style-name="T21">... - command line first, second, ... <text:s/>arguments.</text:span></text:p>
              </text:list-item>
              <text:list-item>
                <text:p text:style-name="P13"><text:span text:style-name="T35">$0</text:span><text:span text:style-name="T36"> is program itself</text:span></text:p>
              </text:list-item>
              <text:list-item>
                <text:p text:style-name="P13"><text:span text:style-name="T37">$@</text:span><text:span text:style-name="T36">, </text:span><text:span text:style-name="T37">$*</text:span><text:span text:style-name="T36"> - all command line variables</text:span></text:p>
              </text:list-item>
              <text:list-item>
                <text:p text:style-name="P13"><text:span text:style-name="T37">$#</text:span><text:span text:style-name="T36"> - number of command line arguments</text:span></text:p>
              </text:list-item>
              <text:list-item>
                <text:p text:style-name="P13"><text:span text:style-name="T37">$?</text:span><text:span text:style-name="T36"> - exit status of last command</text:span></text:p>
              </text:list-item>
              <text:list-item>
                <text:p text:style-name="P13"><text:span text:style-name="T35">$$</text:span><text:span text:style-name="T38"> - process ID (PID)</text:span></text:p>
              </text:list-item>
              <text:list-item>
                <text:p text:style-name="P13"><text:span text:style-name="T35">$!</text:span><text:span text:style-name="T38"> - Gets the last PID of the last background process</text:span>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17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1"><text:span text:style-name="T25">Arithmetic operations</text:span></text:p>
          </draw:text-box>
        </draw:frame>
        <draw:frame presentation:style-name="pr8" draw:layer="layout" svg:width="30cm" svg:height="13.409cm" svg:x="1cm" svg:y="4cm" presentation:class="outline" presentation:user-transformed="true">
          <draw:text-box>
            <text:list text:style-name="L3">
              <text:list-item>
                <text:p text:style-name="P15"><text:span text:style-name="T21">+ plus</text:span></text:p>
              </text:list-item>
              <text:list-item>
                <text:p text:style-name="P15"><text:span text:style-name="T17">- minus</text:span></text:p>
              </text:list-item>
              <text:list-item>
                <text:p text:style-name="P15"><text:span text:style-name="T17">* multiplication</text:span></text:p>
              </text:list-item>
              <text:list-item>
                <text:p text:style-name="P15"><text:span text:style-name="T17">/ division</text:span></text:p>
              </text:list-item>
              <text:list-item>
                <text:p text:style-name="P15"><text:span text:style-name="T17">** exponentiation</text:span></text:p>
              </text:list-item>
              <text:list-item>
                <text:p text:style-name="P15"><text:span text:style-name="T17">% (remainder)</text:span></text:p>
              </text:list-item>
              <text:list-item>
                <text:p text:style-name="P15"><text:span text:style-name="T17">+= “plus-equal” (increment variable by a constant)</text:span></text:p>
              </text:list-item>
              <text:list-item>
                <text:p text:style-name="P16"><text:span text:style-name="T17">-= “minus-equal” (decrement variable by a constant)</text:span></text:p>
              </text:list-item>
              <text:list-item>
                <text:p text:style-name="P16"><text:span text:style-name="T17">*= “times-equal” (multiply variable by a constant)</text:span></text:p>
              </text:list-item>
              <text:list-item>
                <text:p text:style-name="P16"><text:span text:style-name="T17">/= “slash-equal” (divide variable by a constant)</text:span></text:p>
              </text:list-item>
              <text:list-item>
                <text:p text:style-name="P16"><text:span text:style-name="T17">%= “remainder-equal” (divide variable by a constant)</text:span></text:p>
              </text:list-item>
              <text:list-item>
                <text:p text:style-name="P16"><text:span text:style-name="T17">(( )), let</text:span>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18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1"><text:span text:style-name="T25">Arrays</text:span></text:p>
          </draw:text-box>
        </draw:frame>
        <draw:frame presentation:style-name="pr8" draw:text-style-name="P19" draw:layer="layout" svg:width="30cm" svg:height="13.65cm" svg:x="1cm" svg:y="4cm" presentation:class="outline" presentation:user-transformed="true">
          <draw:text-box>
            <text:p text:style-name="P17"><text:span text:style-name="T39">declare</text:span><text:span text:style-name="T40"> -a arr;</text:span></text:p>
            <text:p text:style-name="P17"><text:span text:style-name="T41">k=0;</text:span></text:p>
            <text:p text:style-name="P17"><text:span text:style-name="T42">for </text:span><text:span text:style-name="T41">j </text:span><text:span text:style-name="T42">in </text:span><text:span text:style-name="T41">`ls`; </text:span><text:span text:style-name="T42">do</text:span></text:p>
            <text:list text:style-name="L3">
              <text:list-item>
                <text:list>
                  <text:list-item>
                    <text:list>
                      <text:list-header>
                        <text:p text:style-name="P18"><text:span text:style-name="T43">if [ -f $j ]; then</text:span></text:p>
                      </text:list-header>
                    </text:list>
                  </text:list-item>
                </text:list>
              </text:list-item>
            </text:list>
            <text:p text:style-name="P17"><text:span text:style-name="T41"><text:s text:c="8"/></text:span><text:span text:style-name="T41"><text:tab/></text:span><text:span text:style-name="T41"><text:tab/></text:span><text:span text:style-name="T41">arr[$k]=$j;</text:span></text:p>
            <text:p text:style-name="P17"><text:span text:style-name="T41"><text:s text:c="8"/></text:span><text:span text:style-name="T41"><text:tab/></text:span><text:span text:style-name="T41"><text:tab/></text:span><text:span text:style-name="T41">((k++));</text:span></text:p>
            <text:list text:continue-numbering="true" text:style-name="L3">
              <text:list-item>
                <text:list>
                  <text:list-item>
                    <text:list>
                      <text:list-header>
                        <text:p text:style-name="P18"><text:span text:style-name="T43">fi</text:span></text:p>
                      </text:list-header>
                    </text:list>
                  </text:list-item>
                </text:list>
              </text:list-item>
            </text:list>
            <text:p text:style-name="P17"><text:span text:style-name="T42">done</text:span><text:span text:style-name="T41">;</text:span></text:p>
            <text:p text:style-name="P17"><text:span text:style-name="T41">i=0;</text:span></text:p>
            <text:p text:style-name="P17"><text:span text:style-name="T42">while</text:span><text:span text:style-name="T41"> </text:span><text:span text:style-name="T42">[ </text:span><text:span text:style-name="T41">$i </text:span><text:span text:style-name="T42">-lt </text:span><text:span text:style-name="T41">${#arr[*]} </text:span><text:span text:style-name="T42">]</text:span><text:span text:style-name="T41">; </text:span><text:span text:style-name="T42">do</text:span></text:p>
            <text:p text:style-name="P17"><text:span text:style-name="T41"><text:s text:c="8"/></text:span><text:span text:style-name="T42">echo </text:span><text:span text:style-name="T41">${arr[$i]};</text:span></text:p>
            <text:p text:style-name="P17"><text:span text:style-name="T41"><text:s text:c="8"/></text:span><text:span text:style-name="T41">((i++));</text:span></text:p>
            <text:p text:style-name="P17"><text:span text:style-name="T42">done</text:span><text:span text:style-name="T41">;</text:span></text:p>
          </draw:text-box>
        </draw:frame>
        <presentation:notes draw:style-name="dp3">
          <draw:page-thumbnail draw:style-name="gr2" draw:layer="layout" svg:width="43.992cm" svg:height="32.994cm" svg:x="-21.996cm" svg:y="-14.478cm" draw:page-number="19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">
        <office:forms form:automatic-focus="false" form:apply-design-mode="false"/>
        <draw:frame presentation:style-name="pr7" draw:text-style-name="P20" draw:layer="layout" svg:width="28.749cm" svg:height="2.617cm" svg:x="1.599cm" svg:y="0.924cm" presentation:class="title" presentation:user-transformed="true">
          <draw:text-box>
            <text:p text:style-name="P1"><text:span text:style-name="T12">Scripting(Conditional statement)</text:span></text:p>
          </draw:text-box>
        </draw:frame>
        <draw:frame presentation:style-name="pr8" draw:text-style-name="P19" draw:layer="layout" svg:width="30cm" svg:height="13.65cm" svg:x="1cm" svg:y="4cm" presentation:class="outline" presentation:user-transformed="true">
          <draw:text-box>
            <text:p text:style-name="P17"><text:span text:style-name="T39">declare</text:span><text:span text:style-name="T40"> arr;</text:span></text:p>
            <text:p text:style-name="P17"><text:span text:style-name="T41">k=0;</text:span></text:p>
            <text:p text:style-name="P17"><text:span text:style-name="T42">for </text:span><text:span text:style-name="T41">j </text:span><text:span text:style-name="T42">in </text:span><text:span text:style-name="T41">`ls`; </text:span><text:span text:style-name="T42">do</text:span></text:p>
            <text:list text:style-name="L3">
              <text:list-item>
                <text:list>
                  <text:list-item>
                    <text:list>
                      <text:list-header>
                        <text:p text:style-name="P18"><text:span text:style-name="T43">if [ -f $j ]; then</text:span></text:p>
                      </text:list-header>
                    </text:list>
                  </text:list-item>
                </text:list>
              </text:list-item>
            </text:list>
            <text:p text:style-name="P17"><text:span text:style-name="T41"><text:s text:c="8"/></text:span><text:span text:style-name="T41"><text:tab/></text:span><text:span text:style-name="T41"><text:tab/></text:span><text:span text:style-name="T41">arr[$k]=$j;</text:span></text:p>
            <text:p text:style-name="P17"><text:span text:style-name="T41"><text:s text:c="8"/></text:span><text:span text:style-name="T41"><text:tab/></text:span><text:span text:style-name="T41"><text:tab/></text:span><text:span text:style-name="T41">((k++));</text:span></text:p>
            <text:list text:continue-numbering="true" text:style-name="L3">
              <text:list-item>
                <text:list>
                  <text:list-item>
                    <text:list>
                      <text:list-header>
                        <text:p text:style-name="P18"><text:span text:style-name="T43">fi</text:span></text:p>
                      </text:list-header>
                    </text:list>
                  </text:list-item>
                </text:list>
              </text:list-item>
            </text:list>
            <text:p text:style-name="P17"><text:span text:style-name="T42">done</text:span><text:span text:style-name="T41">;</text:span></text:p>
            <text:p text:style-name="P17"><text:span text:style-name="T41">i=0;</text:span></text:p>
            <text:p text:style-name="P17"><text:span text:style-name="T42">while</text:span><text:span text:style-name="T41"> </text:span><text:span text:style-name="T42">[ </text:span><text:span text:style-name="T41">$i </text:span><text:span text:style-name="T42">-lt </text:span><text:span text:style-name="T41">${#arr[*]} </text:span><text:span text:style-name="T42">]</text:span><text:span text:style-name="T41">; </text:span><text:span text:style-name="T42">do</text:span></text:p>
            <text:p text:style-name="P17"><text:span text:style-name="T41"><text:s text:c="8"/></text:span><text:span text:style-name="T42">echo </text:span><text:span text:style-name="T41">${arr[$i]};</text:span></text:p>
            <text:p text:style-name="P17"><text:span text:style-name="T41"><text:s text:c="8"/></text:span><text:span text:style-name="T41">((i++));</text:span></text:p>
            <text:p text:style-name="P17"><text:span text:style-name="T42">done</text:span><text:span text:style-name="T41">;</text:span></text:p>
          </draw:text-box>
        </draw:frame>
        <presentation:notes draw:style-name="dp3">
          <draw:page-thumbnail draw:style-name="gr2" draw:layer="layout" svg:width="43.992cm" svg:height="32.994cm" svg:x="-21.996cm" svg:y="-14.478cm" draw:page-number="20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">
        <office:forms form:automatic-focus="false" form:apply-design-mode="false"/>
        <draw:frame presentation:style-name="pr7" draw:text-style-name="P20" draw:layer="layout" svg:width="28.749cm" svg:height="2.617cm" svg:x="1.599cm" svg:y="0.924cm" presentation:class="title" presentation:user-transformed="true">
          <draw:text-box>
            <text:p text:style-name="P1"><text:span text:style-name="T12">Scripting(Conditional statement)</text:span></text:p>
          </draw:text-box>
        </draw:frame>
        <draw:frame presentation:style-name="pr8" draw:text-style-name="P23" draw:layer="layout" svg:width="30cm" svg:height="12.95cm" svg:x="1cm" svg:y="4cm" presentation:class="outline">
          <draw:text-box>
            <text:p text:style-name="P21"><text:span text:style-name="T40">expr</text:span><text:span text:style-name="T44"> ? </text:span><text:span text:style-name="T40">expr</text:span><text:span text:style-name="T44"> : </text:span><text:span text:style-name="T40">expr</text:span></text:p>
            <text:p text:style-name="P21"><text:span text:style-name="T45"/></text:p>
            <text:p text:style-name="P21"><text:span text:style-name="T46">case </text:span><text:span text:style-name="T45">variables </text:span><text:span text:style-name="T47">in</text:span></text:p>
            <text:p text:style-name="P22"><text:span text:style-name="T45">value1) suite1;;</text:span></text:p>
            <text:p text:style-name="P22"><text:span text:style-name="T45">value2) suite2;;</text:span></text:p>
            <text:p text:style-name="P22"><text:span text:style-name="T45">value3) suite3;;</text:span></text:p>
            <text:p text:style-name="P22"><text:span text:style-name="T45">*) suite;;</text:span></text:p>
            <text:p text:style-name="P21"><text:span text:style-name="T47">esac</text:span></text:p>
          </draw:text-box>
        </draw:frame>
        <presentation:notes draw:style-name="dp3">
          <draw:page-thumbnail draw:style-name="gr2" draw:layer="layout" svg:width="43.992cm" svg:height="32.994cm" svg:x="-21.996cm" svg:y="-14.478cm" draw:page-number="21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">
        <office:forms form:automatic-focus="false" form:apply-design-mode="false"/>
        <draw:frame presentation:style-name="pr7" draw:text-style-name="P20" draw:layer="layout" svg:width="28.749cm" svg:height="2.617cm" svg:x="1.599cm" svg:y="0.924cm" presentation:class="title">
          <draw:text-box>
            <text:p text:style-name="P1"><text:span text:style-name="T12">Loops</text:span></text:p>
          </draw:text-box>
        </draw:frame>
        <draw:frame presentation:style-name="pr8" draw:text-style-name="P23" draw:layer="layout" svg:width="30cm" svg:height="12.95cm" svg:x="1cm" svg:y="4cm" presentation:class="outline">
          <draw:text-box>
            <text:p><text:span text:style-name="T39">for </text:span><text:span text:style-name="T48">variable </text:span><text:span text:style-name="T39">in </text:span><text:span text:style-name="T48">list; </text:span><text:span text:style-name="T39">do</text:span><text:span text:style-name="T48"> suite; </text:span><text:span text:style-name="T39">done</text:span></text:p>
            <text:p><text:span text:style-name="T46"/></text:p>
            <text:p><text:span text:style-name="T46">while</text:span><text:span text:style-name="T49"> condition; </text:span><text:span text:style-name="T46">do </text:span><text:span text:style-name="T49">suite; </text:span><text:span text:style-name="T46">done</text:span></text:p>
            <text:p><text:span text:style-name="T46"/></text:p>
            <text:p><text:span text:style-name="T46">until </text:span><text:span text:style-name="T49">condition; </text:span><text:span text:style-name="T46">do </text:span><text:span text:style-name="T49">suite; </text:span><text:span text:style-name="T46">done</text:span></text:p>
          </draw:text-box>
        </draw:frame>
        <presentation:notes draw:style-name="dp3">
          <draw:page-thumbnail draw:style-name="gr2" draw:layer="layout" svg:width="43.992cm" svg:height="32.994cm" svg:x="-21.996cm" svg:y="-14.478cm" draw:page-number="22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">
        <office:forms form:automatic-focus="false" form:apply-design-mode="false"/>
        <draw:frame presentation:style-name="pr7" draw:text-style-name="P20" draw:layer="layout" svg:width="28.749cm" svg:height="2.617cm" svg:x="1.599cm" svg:y="0.924cm" presentation:class="title">
          <draw:text-box>
            <text:p text:style-name="P1"><text:span text:style-name="T12">Loops</text:span></text:p>
          </draw:text-box>
        </draw:frame>
        <draw:frame presentation:style-name="pr8" draw:text-style-name="P23" draw:layer="layout" svg:width="30cm" svg:height="13.595cm" svg:x="1cm" svg:y="4cm" presentation:class="outline" presentation:user-transformed="true">
          <draw:text-box>
            <text:p text:style-name="P6"><text:span text:style-name="T39">for </text:span><text:span text:style-name="T48">variable </text:span><text:span text:style-name="T39">in </text:span><text:span text:style-name="T48">list; </text:span><text:span text:style-name="T39">do</text:span><text:span text:style-name="T48"> suite; </text:span><text:span text:style-name="T39">done</text:span></text:p>
            <text:p text:style-name="P6"><text:span text:style-name="T46">while</text:span><text:span text:style-name="T49"> condition; </text:span><text:span text:style-name="T46">do </text:span><text:span text:style-name="T49">suite; </text:span><text:span text:style-name="T46">done</text:span></text:p>
            <text:p text:style-name="P6"><text:span text:style-name="T46">until </text:span><text:span text:style-name="T49">condition; </text:span><text:span text:style-name="T46">do </text:span><text:span text:style-name="T49">suite; </text:span><text:span text:style-name="T46">done</text:span></text:p>
            <text:p><text:span text:style-name="T50"/></text:p>
            <text:p><text:span text:style-name="T51">Example:</text:span></text:p>
            <text:p><text:span text:style-name="T49">user=</text:span><text:span text:style-name="T46">`whoami`</text:span></text:p>
            <text:p><text:span text:style-name="T46">for</text:span><text:span text:style-name="T49"> j </text:span><text:span text:style-name="T46">in</text:span><text:span text:style-name="T49"> </text:span><text:span text:style-name="T46">`ls -a </text:span><text:span text:style-name="T49">"/home/</text:span><text:span text:style-name="T46">$</text:span><text:span text:style-name="T49">user"</text:span><text:span text:style-name="T46">`</text:span><text:span text:style-name="T49">;</text:span></text:p>
            <text:p><text:span text:style-name="T46">do</text:span></text:p>
            <text:p><text:span text:style-name="T49"><text:s text:c="8"/></text:span><text:span text:style-name="T46">if </text:span><text:span text:style-name="T49">[ </text:span><text:span text:style-name="T46">$</text:span><text:span text:style-name="T49">j == ".bashrc" ]; </text:span><text:span text:style-name="T46">then</text:span></text:p>
            <text:p><text:span text:style-name="T49"><text:s text:c="16"/></text:span><text:span text:style-name="T46">echo </text:span><text:span text:style-name="T49">"Found!!!"</text:span></text:p>
            <text:p><text:span text:style-name="T49"><text:s text:c="16"/></text:span><text:span text:style-name="T46">exit </text:span><text:span text:style-name="T49">0</text:span></text:p>
            <text:p><text:span text:style-name="T49"><text:s text:c="8"/></text:span><text:span text:style-name="T46">fi</text:span></text:p>
            <text:p><text:span text:style-name="T46">done</text:span></text:p>
          </draw:text-box>
        </draw:frame>
        <presentation:notes draw:style-name="dp3">
          <draw:page-thumbnail draw:style-name="gr2" draw:layer="layout" svg:width="43.992cm" svg:height="32.994cm" svg:x="-21.996cm" svg:y="-14.478cm" draw:page-number="23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2T1">
        <office:forms form:automatic-focus="false" form:apply-design-mode="false"/>
        <draw:frame presentation:style-name="pr7" draw:text-style-name="P20" draw:layer="layout" svg:width="28.749cm" svg:height="2.617cm" svg:x="1.599cm" svg:y="0.924cm" presentation:class="title">
          <draw:text-box>
            <text:p text:style-name="P1"><text:span text:style-name="T12">Loops (example)</text:span></text:p>
          </draw:text-box>
        </draw:frame>
        <draw:frame presentation:style-name="pr8" draw:text-style-name="P23" draw:layer="layout" svg:width="30cm" svg:height="13.42cm" svg:x="1cm" svg:y="4cm" presentation:class="outline" presentation:user-transformed="true">
          <draw:text-box>
            <text:p><text:span text:style-name="T48">factorial ()</text:span></text:p>
            <text:p><text:span text:style-name="T49">{</text:span></text:p>
            <text:p><text:span text:style-name="T49"><text:s text:c="4"/></text:span><text:span text:style-name="T49">local num=$1;</text:span></text:p>
            <text:p><text:span text:style-name="T49"><text:s text:c="4"/></text:span><text:span text:style-name="T49">if [ $num = 0 ]; then</text:span></text:p>
            <text:p><text:span text:style-name="T49"><text:s text:c="8"/></text:span><text:span text:style-name="T49">echo 1</text:span></text:p>
            <text:p><text:span text:style-name="T49"><text:s text:c="8"/></text:span><text:span text:style-name="T49">return ;</text:span></text:p>
            <text:p><text:span text:style-name="T49"><text:s text:c="4"/></text:span><text:span text:style-name="T49">fi;</text:span></text:p>
            <text:p><text:span text:style-name="T49"><text:s text:c="4"/></text:span><text:span text:style-name="T49">echo $(( $num * $(factorial $(( $num - 1 )) ) ))</text:span></text:p>
            <text:p><text:span text:style-name="T49">}</text:span></text:p>
            <text:p><text:span text:style-name="T49">for ((n = 0; n &lt;= 16; n++))</text:span></text:p>
            <text:p><text:span text:style-name="T49">do</text:span></text:p>
            <text:p><text:span text:style-name="T49"><text:s text:c="4"/></text:span><text:span text:style-name="T49">echo "$n! = " $(factorial $(($n)))</text:span></text:p>
            <text:p><text:span text:style-name="T49">done</text:span></text:p>
          </draw:text-box>
        </draw:frame>
        <presentation:notes draw:style-name="dp3">
          <draw:page-thumbnail draw:style-name="gr2" draw:layer="layout" svg:width="43.992cm" svg:height="32.994cm" svg:x="-21.996cm" svg:y="-14.478cm" draw:page-number="24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2T1">
        <office:forms form:automatic-focus="false" form:apply-design-mode="false"/>
        <draw:frame presentation:style-name="pr7" draw:text-style-name="P20" draw:layer="layout" svg:width="28.749cm" svg:height="2.617cm" svg:x="1.599cm" svg:y="0.924cm" presentation:class="title">
          <draw:text-box>
            <text:p text:style-name="P1"><text:span text:style-name="T12">Functions</text:span></text:p>
          </draw:text-box>
        </draw:frame>
        <draw:frame presentation:style-name="pr8" draw:text-style-name="P25" draw:layer="layout" svg:width="31.385cm" svg:height="13.265cm" svg:x="0.5cm" svg:y="4cm" presentation:class="outline" presentation:user-transformed="true">
          <draw:text-box>
            <text:p><text:span text:style-name="T52">function </text:span><text:span text:style-name="T53">name { commands; } or </text:span><text:span text:style-name="T54">name () { commands; }</text:span></text:p>
            <text:p text:style-name="P24"><text:span text:style-name="T55">#!/bin/bash</text:span></text:p>
            <text:p text:style-name="P24"><text:span text:style-name="T55">function </text:span><text:span text:style-name="T54">terminate_process </text:span></text:p>
            <text:p text:style-name="P24"><text:span text:style-name="T55">{</text:span></text:p>
            <text:p text:style-name="P24"><text:span text:style-name="T55"><text:s text:c="8"/></text:span><text:span text:style-name="T55">if [ `ps -All | grep $1 | wc -l` -eq </text:span><text:span text:style-name="T54">0</text:span><text:span text:style-name="T55"> ];</text:span></text:p>
            <text:p text:style-name="P24"><text:span text:style-name="T55"><text:s text:c="8"/></text:span><text:span text:style-name="T55">then</text:span></text:p>
            <text:p text:style-name="P24"><text:span text:style-name="T55"><text:s text:c="16"/></text:span><text:span text:style-name="T55">echo "</text:span><text:span text:style-name="T54">no </text:span><text:span text:style-name="T55">$1</text:span><text:span text:style-name="T54"> running...</text:span><text:span text:style-name="T55">"</text:span></text:p>
            <text:p text:style-name="P24"><text:span text:style-name="T55"><text:s text:c="8"/></text:span><text:span text:style-name="T55">else</text:span></text:p>
            <text:p text:style-name="P24"><text:span text:style-name="T55"><text:s text:c="16"/></text:span><text:span text:style-name="T54">user_id</text:span><text:span text:style-name="T55">=`whoami`</text:span></text:p>
            <text:p text:style-name="P24"><text:span text:style-name="T55"><text:s text:c="16"/></text:span><text:span text:style-name="T55">ps -eo pid,comm,user | grep $1 | grep $</text:span><text:span text:style-name="T54">user_id</text:span><text:span text:style-name="T55"> &gt; </text:span><text:span text:style-name="T54">file_name</text:span></text:p>
            <text:p text:style-name="P24"><text:span text:style-name="T55"><text:s text:c="16"/></text:span><text:span text:style-name="T54">pid</text:span><text:span text:style-name="T55">=`sed 's/\ .*//g' </text:span><text:span text:style-name="T54">file_name</text:span><text:span text:style-name="T55">`</text:span></text:p>
            <text:p text:style-name="P24"><text:span text:style-name="T55"><text:s text:c="16"/></text:span><text:span text:style-name="T55">kill -15 $</text:span><text:span text:style-name="T54">pid</text:span></text:p>
            <text:p text:style-name="P24"><text:span text:style-name="T55"><text:s text:c="16"/></text:span><text:span text:style-name="T55">rm -f </text:span><text:span text:style-name="T54">file_name</text:span></text:p>
            <text:p text:style-name="P24"><text:span text:style-name="T55"><text:s text:c="8"/></text:span><text:span text:style-name="T55">fi</text:span></text:p>
            <text:p text:style-name="P24"><text:span text:style-name="T55">}</text:span></text:p>
            <text:p text:style-name="P24"><text:span text:style-name="T54">terminate_process </text:span><text:span text:style-name="T55">$1</text:span></text:p>
          </draw:text-box>
        </draw:frame>
        <presentation:notes draw:style-name="dp3">
          <draw:page-thumbnail draw:style-name="gr2" draw:layer="layout" svg:width="43.992cm" svg:height="32.994cm" svg:x="-21.996cm" svg:y="-14.478cm" draw:page-number="25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2" draw:display-name="Bitmape 2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66cc" draw:fill-gradient-name="Gradient_20_9" draw:fill-hatch-name="Hatch_20_1" draw:fill-image-name="Bitmape_20_2" draw:opacity="2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20%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1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DejaVu Sans'" style:font-style-name="Book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family="'DejaVu Sans'" style:font-family-generic="swiss" style:font-pitch="variable" fo:font-size="10pt" fo:language="en" fo:country="US" style:language-asian="en" style:country-asian="US" style:font-family-complex="'DejaVu Sans'" style:font-family-generic-complex="swiss" style:font-pitch-complex="variable" style:font-size-complex="10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" style:family="graphic">
      <style:paragraph-properties fo:margin-top="0.187cm" fo:margin-bottom="0.187cm" style:text-autospace="none"/>
      <style:text-properties style:use-window-font-color="true" fo:font-family="'Times New Roman'" style:font-family-generic="roman" style:font-pitch="variable" fo:font-size="11pt" fo:language="en" fo:country="US" style:font-family-asian="Arial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1pt"/>
    </style:style>
    <style:style style:name="heading_20_3" style:display-name="heading 3" style:family="graphic">
      <style:paragraph-properties fo:margin-top="0.746cm" fo:margin-bottom="0.187cm" style:text-autospace="none"/>
      <style:text-properties fo:font-family="Arial" style:font-family-generic="swiss" style:font-pitch="variable" fo:font-size="11pt" fo:language="en" fo:country="US" fo:font-style="italic" style:language-asian="en" style:country-asian="US" style:font-family-complex="Arial" style:font-family-generic-complex="swiss" style:font-pitch-complex="variable" style:font-size-complex="11pt" style:font-style-complex="italic" style:font-weight-complex="bold"/>
    </style:style>
    <style:style style:name="Bullet" style:family="graphic">
      <style:paragraph-properties fo:margin-left="0cm" fo:margin-right="0cm" fo:text-indent="0cm" style:text-autospace="none"/>
      <style:text-properties fo:font-size="11pt" fo:language="en" fo:country="US" style:language-asian="en" style:country-asian="US" style:font-size-complex="11pt"/>
    </style:style>
    <style:style style:name="Step" style:family="graphic">
      <style:paragraph-properties fo:margin-left="0cm" fo:margin-right="0cm" fo:margin-top="0.187cm" fo:margin-bottom="0.187cm" fo:text-indent="0cm" style:text-autospace="none"/>
      <style:text-properties fo:font-size="11pt" fo:language="en" fo:country="US" style:font-family-asian="'MS Mincho', 'ＭＳ 明朝'" style:font-family-generic-asian="roman" style:language-asian="en" style:country-asian="US" style:font-size-complex="11pt"/>
    </style:style>
    <style:style style:name="WW8Num4z0" style:family="graphic">
      <style:paragraph-properties style:text-autospace="none"/>
      <style:text-properties fo:font-family="Symbol" style:font-family-generic="roman" style:font-pitch="variable" style:font-charset="x-symbol" fo:font-size="12pt" fo:language="en" fo:country="US" style:language-asian="en" style:country-asian="US" style:font-family-complex="Symbol" style:font-family-generic-complex="roman" style:font-pitch-complex="variable" style:font-charset-complex="x-symbol" style:font-size-complex="12pt"/>
    </style:style>
    <style:style style:name="WW8Num3z0" style:family="graphic">
      <style:paragraph-properties style:text-autospace="none"/>
      <style:text-properties fo:font-family="Symbol" style:font-family-generic="roman" style:font-pitch="variable" style:font-charset="x-symbol" fo:font-size="12pt" fo:language="en" fo:country="US" style:language-asian="en" style:country-asian="US" style:font-family-complex="Symbol" style:font-family-generic-complex="roman" style:font-pitch-complex="variable" style:font-charset-complex="x-symbol" style:font-size-complex="12pt"/>
    </style:style>
    <style:style style:name="WW8Num3z1" style:family="graphic">
      <style:paragraph-properties style:text-autospace="none"/>
      <style:text-properties fo:font-family="'Courier New'" style:font-family-generic="modern" style:font-pitch="fixed" fo:font-size="12pt" fo:language="en" fo:country="US" style:language-asian="en" style:country-asian="US" style:font-family-complex="'Courier New'" style:font-family-generic-complex="modern" style:font-pitch-complex="fixed" style:font-size-complex="12pt"/>
    </style:style>
    <style:style style:name="WW8Num3z5" style:family="graphic">
      <style:paragraph-properties style:text-autospace="none"/>
      <style:text-properties fo:font-family="Wingdings" style:font-pitch="variable" style:font-charset="x-symbol" fo:font-size="12pt" fo:language="en" fo:country="US" style:language-asian="en" style:country-asian="US" style:font-family-complex="Wingdings" style:font-pitch-complex="variable" style:font-charset-complex="x-symbol" style:font-size-complex="12pt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'DejaVu Sans'" style:font-family-generic="swiss" fo:font-size="12pt" fo:language="en" fo:country="US" fo:font-weight="bold" style:language-asian="en" style:country-asian="US" style:font-family-complex="'DejaVu Sans'" style:font-family-generic-complex="swiss" style:font-size-complex="12pt" style:font-style-complex="italic" style:font-weight-complex="bold"/>
    </style:style>
    <style:style style:name="Table_20_Contents" style:display-name="Table Contents" style:family="graphic">
      <style:paragraph-properties style:text-autospace="none"/>
      <style:text-properties fo:font-size="10pt" fo:language="en" fo:country="US" style:language-asian="en" style:country-asian="US" style:font-size-complex="10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1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c4c4c" style:text-line-through-style="none" style:text-position="0% 100%" fo:font-family="'DejaVu Sans'" style:font-style-name="ExtraLight" style:font-family-generic="swiss" style:font-pitch="variable" fo:font-size="12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DejaVu Sans'" style:font-style-name="ExtraLight" style:font-family-generic="swiss" style:font-pitch="variable" fo:font-size="12pt" fo:font-style="normal" fo:text-shadow="none" style:text-underline-style="none" fo:font-weight="normal" style:font-family-asian="'HG Mincho Light J'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min-label-width="0.93cm"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095cm" fo:margin-bottom="0.192cm" fo:line-height="89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position="0% 100%" fo:font-family="'DejaVu Sans'" style:font-style-name="Book" style:font-family-generic="swiss" style:font-pitch="variable" fo:font-size="22pt" fo:font-style="normal" fo:text-shadow="none" style:text-underline-style="none" fo:font-weight="normal" style:font-family-asian="Arial" style:font-family-generic-asian="swiss" style:font-pitch-asian="variable" style:font-size-asian="26pt" style:font-style-asian="normal" style:font-weight-asian="normal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097cm" fo:margin-bottom="0.194cm" fo:line-height="89%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000000" style:text-line-through-style="none" style:text-position="0% 100%" fo:font-family="'DejaVu Sans'" style:font-style-name="ExtraLight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2pt" style:font-family-complex="Arial" style:font-family-generic-complex="swiss" style:font-pitch-complex="variable" style:font-size-complex="22pt" style:font-relief="none"/>
    </style:style>
    <style:style style:name="Default-outline3" style:family="presentation" style:parent-style-name="Default-outline2">
      <style:paragraph-properties fo:margin-left="0cm" fo:margin-right="0cm" fo:margin-top="0.088cm" fo:margin-bottom="0.176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DejaVu Sans'" style:font-style-name="Book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Default-outline4" style:family="presentation" style:parent-style-name="Default-outline3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DejaVu Sans'" style:font-style-name="Book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DejaVu Sans'" style:font-style-name="Book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DejaVu Sans'" style:font-style-name="Book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DejaVu Sans'" style:font-style-name="Book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DejaVu Sans'" style:font-style-name="Book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position="0% 100%" fo:font-family="'DejaVu Sans'" style:font-style-name="ExtraLight" style:font-family-generic="swiss" style:font-pitch="variable" fo:font-size="26pt" fo:font-style="normal" fo:text-shadow="none" style:text-underline-style="none" fo:font-weight="normal" style:font-family-asian="Arial" style:font-family-generic-asian="swiss" style:font-pitch-asian="variable" style:font-size-asian="26pt" style:font-style-asian="normal" style:font-weight-asian="normal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horizontal-align="left" draw:textarea-vertical-align="middle">
        <text:list-style style:name="Default-title">
          <text:list-level-style-bullet text:level="1" text:bullet-char="•">
            <style:list-level-properties/>
            <style:text-properties fo:font-family="'Century Gothic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64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'DejaVu Sans'" style:font-style-name="ExtraLight" style:font-family-generic="swiss" style:font-pitch="variable" fo:font-size="32pt" fo:font-style="normal" fo:text-shadow="none" style:text-underline-style="none" fo:font-weight="bold" style:font-family-asian="Arial" style:font-family-generic-asian="swiss" style:font-pitch-asian="variable" style:font-size-asian="38pt" style:font-style-asian="normal" style:font-weight-asian="normal" style:font-family-complex="Arial" style:font-family-generic-complex="swiss" style:font-pitch-complex="variable" style:font-size-complex="38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HG Mincho Light J'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">
            <style:list-level-properties text:min-label-width="0.93cm"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normal" style:font-family-asian="Arial" style:font-family-generic-asian="swiss" style:font-pitch-asian="variable" style:font-size-asian="26pt" style:font-style-asian="normal" style:font-weight-asian="normal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097cm" fo:margin-bottom="0.194cm" fo:line-height="89%" fo:text-align="start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Arial" style:font-family-generic-asian="swiss" style:font-pitch-asian="variable" style:font-size-asian="22pt" style:font-family-complex="Arial" style:font-family-generic-complex="swiss" style:font-pitch-complex="variable" style:font-size-complex="22pt" style:font-relief="none"/>
    </style:style>
    <style:style style:name="Title1-outline3" style:family="presentation" style:parent-style-name="Title1-outline2">
      <style:paragraph-properties fo:margin-left="0cm" fo:margin-right="0cm" fo:margin-top="0.088cm" fo:margin-bottom="0.176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Title1-outline4" style:family="presentation" style:parent-style-name="Title1-outline3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5" style:family="presentation" style:parent-style-name="Title1-outline4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6" style:family="presentation" style:parent-style-name="Title1-outline5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7" style:family="presentation" style:parent-style-name="Title1-outline6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8" style:family="presentation" style:parent-style-name="Title1-outline7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9" style:family="presentation" style:parent-style-name="Title1-outline8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">
            <style:list-level-properties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position="0% 100%" fo:font-family="'Century Gothic'" style:font-family-generic="swiss" style:font-pitch="variable" fo:font-size="26pt" fo:font-style="normal" fo:text-shadow="none" style:text-underline-style="none" fo:font-weight="normal" style:font-family-asian="Arial" style:font-family-generic-asian="swiss" style:font-pitch-asian="variable" style:font-size-asian="26pt" style:font-style-asian="normal" style:font-weight-asian="normal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'Century Gothic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64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'Century Gothic'" style:font-family-generic="swiss" style:font-pitch="variable" fo:font-size="38pt" fo:font-style="normal" fo:text-shadow="none" style:text-underline-style="none" fo:font-weight="normal" style:font-family-asian="Arial" style:font-family-generic-asian="swiss" style:font-pitch-asian="variable" style:font-size-asian="38pt" style:font-style-asian="normal" style:font-weight-asian="normal" style:font-family-complex="Arial" style:font-family-generic-complex="swiss" style:font-pitch-complex="variable" style:font-size-complex="38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32cm" fo:page-height="20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M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right" draw:textarea-vertical-align="top" draw:auto-grow-height="false" draw:auto-grow-width="false" fo:min-height="1.25cm" fo:min-width="0cm" fo:padding-top="0.13cm" fo:padding-bottom="0.13cm" fo:padding-left="0.25cm" fo:padding-right="0.25cm" fo:wrap-option="no-wrap" draw:shadow="hidden" draw:shadow-color="#808080"/>
    </style:style>
    <style:style style:name="Mpr2" style:family="presentation" style:parent-style-name="Default-backgroundobjects">
      <style:graphic-properties draw:stroke="none" draw:fill="none" draw:fill-color="#ffffff" draw:auto-grow-height="false" fo:min-height="0.72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text:enable-numbering="false"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7" style:family="paragraph">
      <style:paragraph-properties style:writing-mode="lr-tb"/>
    </style:style>
    <style:style style:name="MP8" style:family="paragraph">
      <style:paragraph-properties fo:margin-left="0cm" fo:margin-right="0cm" fo:text-align="center" fo:text-indent="0cm"/>
    </style:style>
    <style:style style:name="MP9" style:family="paragraph">
      <style:paragraph-properties fo:margin-left="0cm" fo:margin-right="0cm" fo:text-align="justify" fo:text-indent="0cm"/>
    </style:style>
    <style:style style:name="MP10" style:family="paragraph">
      <style:paragraph-properties fo:text-align="center"/>
    </style:style>
    <style:style style:name="MP11" style:family="paragraph">
      <style:paragraph-properties fo:margin-left="0cm" fo:margin-right="0cm" fo:line-height="100%" fo:text-indent="0cm" style:punctuation-wrap="hanging" style:line-break="strict"/>
    </style:style>
    <style:style style:name="MP12" style:family="paragraph">
      <style:paragraph-properties text:enable-numbering="false" fo:margin-left="0cm" fo:margin-right="0cm" fo:line-height="100%" fo:text-indent="0cm" style:punctuation-wrap="hanging" style:line-break="strict" style:writing-mode="lr-tb"/>
      <style:text-properties fo:font-size="18.8999996185303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language="en" fo:country="GB" style:font-size-asian="10pt" style:font-size-complex="10pt"/>
    </style:style>
    <style:style style:name="MT3" style:family="text">
      <style:text-properties fo:font-size="6pt" fo:language="en" fo:country="GB" style:font-size-asian="6pt" style:font-size-complex="6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6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8.817cm" svg:height="1.332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817cm" svg:height="1.332cm" svg:x="11.502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817cm" svg:height="1.332cm" svg:x="0cm" svg:y="25.337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817cm" svg:height="1.332cm" svg:x="11.502cm" svg:y="25.337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111cm" svg:height="4.444cm" svg:x="2.032cm" svg:y="3.911cm" draw:page-number="1"/>
      <draw:page-thumbnail draw:layer="backgroundobjects" svg:width="7.111cm" svg:height="4.444cm" svg:x="11.176cm" svg:y="3.911cm"/>
      <draw:page-thumbnail draw:layer="backgroundobjects" svg:width="7.111cm" svg:height="4.444cm" svg:x="2.032cm" svg:y="11.112cm"/>
      <draw:page-thumbnail draw:layer="backgroundobjects" svg:width="7.111cm" svg:height="4.444cm" svg:x="11.176cm" svg:y="11.112cm"/>
      <draw:page-thumbnail draw:layer="backgroundobjects" svg:width="7.111cm" svg:height="4.444cm" svg:x="2.032cm" svg:y="18.313cm"/>
      <draw:page-thumbnail draw:layer="backgroundobjects" svg:width="7.111cm" svg:height="4.444cm" svg:x="11.176cm" svg:y="18.313cm"/>
    </style:handout-master>
    <style:master-page style:name="Default" style:page-layout-name="PM1" draw:style-name="Mdp1">
      <draw:frame draw:style-name="Mgr3" draw:text-style-name="MP5" draw:layer="backgroundobjects" svg:width="32cm" svg:height="3.653cm" svg:x="-0.001cm" svg:y="0cm">
        <draw:image xlink:href="Pictures/10000000000003A8000001416BFAE9C4.jpg" xlink:type="simple" xlink:show="embed" xlink:actuate="onLoad">
          <text:p/>
        </draw:image>
      </draw:frame>
      <draw:frame presentation:style-name="Default-outline1" draw:layer="backgroundobjects" svg:width="30cm" svg:height="13.2cm" svg:x="1cm" svg:y="4cm" presentation:class="outline" presentation:placeholder="true">
        <draw:text-box/>
      </draw:frame>
      <draw:frame presentation:style-name="Default-title" draw:layer="backgroundobjects" svg:width="28.749cm" svg:height="2.867cm" svg:x="1.599cm" svg:y="0.799cm" presentation:class="title" presentation:placeholder="true">
        <draw:text-box/>
      </draw:frame>
      <draw:frame presentation:style-name="Mpr1" draw:text-style-name="MP6" draw:layer="backgroundobjects" svg:width="7.439cm" svg:height="1.311cm" svg:x="22.931cm" svg:y="18.222cm" presentation:class="page-number">
        <draw:text-box>
          <text:p text:style-name="MP6"><text:span text:style-name="MT2"><text:page-number>&lt;number&gt;</text:page-number></text:span></text:p>
        </draw:text-box>
      </draw:frame>
      <draw:custom-shape draw:style-name="Mgr4" draw:text-style-name="MP7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frame presentation:style-name="Mpr2" draw:text-style-name="MP8" draw:layer="backgroundobjects" svg:width="10.106cm" svg:height="0.719cm" svg:x="10.932cm" svg:y="18.939cm" presentation:class="footer">
        <draw:text-box>
          <text:p text:style-name="MP8">Confidential</text:p>
        </draw:text-box>
      </draw:frame>
      <draw:frame presentation:style-name="Mpr2" draw:text-style-name="MP8" draw:layer="backgroundobjects" svg:width="10.106cm" svg:height="0.719cm" svg:x="3.81cm" svg:y="18.966cm">
        <draw:text-box>
          <text:p text:style-name="MP9">© 2010 Instigate cjsc</text:p>
        </draw:text-box>
      </draw:frame>
      <draw:frame draw:style-name="Mgr5" draw:text-style-name="MP10" draw:layer="backgroundobjects" svg:width="3.81cm" svg:height="3.81cm" svg:x="27.94cm" svg:y="16.19cm">
        <draw:image xlink:href="Pictures/1000000000000200000002002DAA1ED6.jpg" xlink:type="simple" xlink:show="embed" xlink:actuate="onLoad">
          <text:p/>
        </draw:image>
      </draw:frame>
      <presentation:notes style:page-layout-name="PM0">
        <draw:rect draw:style-name="Mgr6" draw:text-style-name="MP10" draw:layer="backgroundobjects" svg:width="20.32cm" svg:height="26.67cm" svg:x="0cm" svg:y="0cm">
          <text:p/>
        </draw:rect>
        <draw:custom-shape draw:style-name="Mgr7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43.992cm" svg:height="32.994cm" svg:x="-21.996cm" svg:y="-14.478cm" presentation:class="page"/>
        <draw:frame presentation:style-name="Default-notes" draw:layer="backgroundobjects" svg:width="16.232cm" svg:height="11.996cm" svg:x="2.033cm" svg:y="12.668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27.194cm" svg:height="3.113cm" svg:x="3.81cm" svg:y="7.047cm" presentation:class="title" presentation:placeholder="true">
        <draw:text-box/>
      </draw:frame>
      <draw:custom-shape draw:style-name="Mgr4" draw:text-style-name="MP7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custom-shape draw:style-name="Mgr8" draw:text-style-name="MP12" draw:layer="backgroundobjects" svg:width="10.128cm" svg:height="0.713cm" svg:x="1.06cm" svg:y="19.092cm">
        <text:p text:style-name="MP11"><text:span text:style-name="MT3">Graphic Design by Meg Liggett - Liggett Productions</text:span></text:p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15.875cm" svg:height="13.2cm" svg:x="8.063cm" svg:y="12.2cm" presentation:class="outline" presentation:placeholder="true">
        <draw:text-box/>
      </draw:frame>
      <draw:frame draw:style-name="Mgr5" draw:text-style-name="MP10" draw:layer="backgroundobjects" svg:width="31.999cm" svg:height="10.973cm" svg:x="0.001cm" svg:y="0cm">
        <draw:image xlink:href="Pictures/10000000000003A800000141145D463A.jpg" xlink:type="simple" xlink:show="embed" xlink:actuate="onLoad">
          <text:p/>
        </draw:image>
      </draw:frame>
      <presentation:notes style:page-layout-name="PM0">
        <draw:rect draw:style-name="Mgr6" draw:text-style-name="MP10" draw:layer="backgroundobjects" svg:width="20.32cm" svg:height="26.67cm" svg:x="0cm" svg:y="0cm">
          <text:p/>
        </draw:rect>
        <draw:custom-shape draw:style-name="Mgr7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43.992cm" svg:height="32.994cm" svg:x="-21.996cm" svg:y="-14.478cm" presentation:class="page"/>
        <draw:frame presentation:style-name="Title1-notes" draw:layer="backgroundobjects" svg:width="16.232cm" svg:height="11.996cm" svg:x="2.033cm" svg:y="12.668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Linux OpenOffice.org_project/320m12$Build-9483</meta:generator>
    <meta:initial-creator>Ruben Osipyan</meta:initial-creator>
    <meta:creation-date>2008-10-10T12:37:19</meta:creation-date>
    <dc:date>2013-06-24T07:43:19</dc:date>
    <meta:editing-cycles>272</meta:editing-cycles>
    <meta:editing-duration>PT49H17M35S</meta:editing-duration>
    <dc:creator>Ani </dc:creator>
    <meta:document-statistic meta:object-count="137"/>
    <meta:user-defined meta:name="Info 1"/>
    <meta:user-defined meta:name="Info 2"/>
    <meta:user-defined meta:name="Info 3"/>
    <meta:user-defined meta:name="Info 4"/>
  </office:meta>
</office:document-meta>
</file>